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Plan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Plan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Plan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DIRETOR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DIRETOR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DIRETOR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DIRETOR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DIRETOR" style:data-style-name="N0">
      <style:table-cell-properties fo:border="thin solid #C0C0C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DIRETOR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Plan3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Plan3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Plan3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Plan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8.043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2.991041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PERVISO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IPO</text:p>
          </table:table-cell>
          <table:table-cell office:value-type="string" table:style-name="ce2">
            <text:p>DESLOC</text:p>
          </table:table-cell>
          <table:table-cell office:value-type="string" table:style-name="ce2">
            <text:p>SIGLA</text:p>
          </table:table-cell>
          <table:table-cell office:value-type="string" table:style-name="ce2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BT</text:p>
          </table:table-cell>
          <table:table-cell office:value-type="string" table:style-name="ce3">
            <text:p>B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CL</text:p>
          </table:table-cell>
          <table:table-cell office:value-type="string" table:style-name="ce3">
            <text:p>CL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CS</text:p>
          </table:table-cell>
          <table:table-cell office:value-type="string" table:style-name="ce3">
            <text:p>CS</text:p>
          </table:table-cell>
          <table:table-cell office:value-type="float" office:value="8" table:style-name="ce4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FO</text:p>
          </table:table-cell>
          <table:table-cell office:value-type="string" table:style-name="ce3">
            <text:p>F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G</text:p>
          </table:table-cell>
          <table:table-cell office:value-type="string" table:style-name="ce3">
            <text:p>G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IP</text:p>
          </table:table-cell>
          <table:table-cell office:value-type="string" table:style-name="ce3">
            <text:p>IP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IQ</text:p>
          </table:table-cell>
          <table:table-cell office:value-type="string" table:style-name="ce3">
            <text:p>IQ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JT</text:p>
          </table:table-cell>
          <table:table-cell office:value-type="string" table:style-name="ce3">
            <text:p>J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PE</text:p>
          </table:table-cell>
          <table:table-cell office:value-type="string" table:style-name="ce3">
            <text:p>P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PJ</text:p>
          </table:table-cell>
          <table:table-cell office:value-type="string" table:style-name="ce3">
            <text:p>PJ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SA</text:p>
          </table:table-cell>
          <table:table-cell office:value-type="string" table:style-name="ce3">
            <text:p>S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SM</text:p>
          </table:table-cell>
          <table:table-cell office:value-type="string" table:style-name="ce3">
            <text:p>SM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R EDUC</text:p>
          </table:table-cell>
          <table:table-cell office:value-type="string" table:style-name="ce3">
            <text:p>SUPERVISAO ESCOLAR - MP</text:p>
          </table:table-cell>
          <table:table-cell office:value-type="string" table:style-name="ce3">
            <text:p>MP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  <table:table table:name="DIRETOR" table:style-name="ta1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TIPO</text:p>
          </table:table-cell>
          <table:table-cell office:value-type="string" table:style-name="ce5">
            <text:p>DESLOC</text:p>
          </table:table-cell>
          <table:table-cell office:value-type="string" table:style-name="ce5">
            <text:p>SIGLA</text:p>
          </table:table-cell>
          <table:table-cell office:value-type="string" table:style-name="ce5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IPIO CORREA NETO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CARLOS PACHECO E SILVA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A TEREZINHA CHICA MEDEIROS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LICE BORGES GHION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ENEDICTO CASTRUCCI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APARECIDA VITA PIANTE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MILLO ASHCAR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ORENO, CTE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LEUSA CAETANO DA SILVA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ZINHA REZENDE FUSARI, PROF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AISY AMADIO FUJIWARA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BUTAN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BUTAN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IO PEQUENO I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UIRAPURU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LA MUNCK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PAULO VI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RGE ADILSON CANDIDO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LEILA GALLACI METZKER, PROF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ESAR ARRUDA CASTANHO, DEP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ONTE CASTEL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MIR MACEDO NOGUEIR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BENT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ALMO DO VALLE NOGUEIRA, DES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NEGRAO, CEL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UISIO DE ALMEID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OLINA RIBEIRO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IDA MALDI CORAZZA, EDUCADOR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NALDO PORTO MACEDO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ILBERTO CHAVES, DEP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OLINA MARIA DE JESUS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RNANDO PESSO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IDE SETUBAL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SO DE MORAES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BRANCO LEFEVRE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ZILDA DE FRANCESCHI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SABEL COLOMBO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DE ALCANTARA MACHADO FILH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MORIM LIMA, DES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HEODOMIRO DIAS, DES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EODORO DA FONSECA, MAL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THUR WHITAKER, DES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ARSILA DO AMARAL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IPIO ANDRADA SERPA, TTE.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CIDES GONCALVES ETCHEGOYEN, GEN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XXIII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OLANO TRINDADE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Z EDUARDO MATARAZZO, CDE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LIO MESQUI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BRAHIM NOBRE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RASIL-JAPA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VARO SILVA BRAGA, GEN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BERTO MANGE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UCLYDES DE OLIVEIRA FIGUEIREDO, GEN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NTONIETA D'ALKIMIN BASTO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AVO PEZZOTTI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DIAS DA SILVEIRA, DR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UCANDARIO DOM DUARTE, ANEXA A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RO NET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SCAR PEDROSO HORTA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YCIE MENDES CARNEIRO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JOSE GALVAO DE FRANCA PINTO, PROFA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EOFILO BENEDITO OTTONI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ANNA MOOG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NAV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BUTAN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BT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BT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BT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BT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UT-PMSP</text:p>
          </table:table-cell>
          <table:table-cell office:value-type="string" table:style-name="ce6">
            <text:p><text:s/>DIVISAO TECNICA DE PROGRAMAS ESPECIAIS-CE BT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BT<text:s/></text:p>
          </table:table-cell>
          <table:table-cell office:value-type="string" table:style-name="ce6">
            <text:p>BT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ALUNA JESSICA NUNES HERCULAN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BUTANTA - ELIZABETH GASPAR TUNALA, PROF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UIRAPURU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LOYSIO DE MENEZES GREENHALGH, VER.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TONIO JOAO ABDALLA, DR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BENEDICTO ROCHA, VER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OHAB RAPOSO TAVARES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JULIE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OZI, PROF.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OBERTO ARANTES LANHOS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LVADOR LO TURCO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O JORGE ARPOADOR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YVONE LEMOS DE ALMEIDA FRAG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YVONE MALUHY JOSEPF SABG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DADE DE GENEBR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DAS VERTENTES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IO PEQUENO II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INHEIROS</text:p>
          </table:table-cell>
          <table:table-cell office:value-type="string" table:style-name="ce6">
            <text:p>B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BUTANTA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UIRAPURU</text:p>
          </table:table-cell>
          <table:table-cell office:value-type="string" table:style-name="ce6">
            <text:p>B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WILMA ALVARENGA DE OLIVEIR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ERA LUCIA FUSCO BORB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ALVES DA SILVA, SG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ERESA MARGARIDA DA SILVA E ORT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RLANDO DE ALVARENGA GAUDIO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RITA LOPES PONTES - IRMA DULC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URO FACCIO GONCALVES - ZACARI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ORENCO MANOEL SPARAPAN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YRO ALBUQUERQUE, DEP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REM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UBENS NASCIMENTO DA SILVA - MEXICAN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ULO ZINGG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OLYMPIO PEREIRA FILHO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LOMAO JORGE, DEP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NA SILVEIRA PEDREI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NJ. HABITACIONAL VALO VELH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FREIRE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HACARA SONHO AZU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NA MITSUE ISHII, PROF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CLARA MACHA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ITSUTAN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EREMUNDO TOTH, DOM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URO BAPTISTA, PE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EREZINHA MOTA DE FIGUEIRE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SARA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EORGE SAVALLA GOMES - CAREQUINH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RITA DE CASSIA PINHEIRO SIMOES BRAG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CISCO REBOL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BLOTA JUNIOR, DEP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CASA BLANC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ASA BLANC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LUIZA HELENA FERREIRA, PROF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HERMES FERREIRA DE SOUZ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NOVO SANTO AMARO - ALICE ALVES MARTIN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FEITICO DA VIL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FEITICO DA VIL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BERTO BURLE MARX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IANFRANCESCO GUARNIERI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GUARAPIRANG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CANTOS DO AMANHECE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VILA DO SO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RIO FITTIPALD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ANTOS DO AMANHECE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VILA DO SO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MITSUTANI I - PAULO PATARRA, JORNALIST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HACARA SONHO AZU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LOREANE LALLO, PROF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ARAISOPOLI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OSE SARAMAG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ARAISOPOLI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FRANCISCO CAVALCANTE, PROF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 BOI MIRIM I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 BOI MIRIM I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LI FERRAZ TORRES BONFIM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OCRATES BRASILEIRO SAMPAIO DE SOUSA VIEIRA DE OLIVEI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MPO LIMPO II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LLOR FERNANDES, JORNALIST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PARQUE DO LAGO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MPO LIMPO I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RIMETRA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MPO LIMPO V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IVALDO DOS SANTOS DANTAS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CAPAO REDON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CALU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SANTO ANTONIO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LAZARA VEIGA CATELLAN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KAGOHARA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SILDA SILVIO SOUZA, PROF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RBERT DE SOUZA - BETINH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FIGUEIRA GRANDE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JARDIM ANGEL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BOLOGN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IRAJUSSA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RIMETRAL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DORINHA DOS BEIRAI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HACARA SANTA MARI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ONATO SUSUMU KIMU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<text:s/>VILA DO SOL I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CASA BLANCA I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IRAPAR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BERENICE DOS SANTOS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HEODOMIRO MONTEIRO DO AMARAL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RANCISCA JULIA DA SILV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STROGILDA DE ABREU SEVILHA, PROF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ISIO TEIXEI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Z DA CAMARA CASCU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ARY PIRES, MAL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SETT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QUIM MANUEL DE MACE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TULO DA PAIXAO CEARENS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SSIS CHATEAUBRIAND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AIDE BUENO RODRIGUES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ARBARA HELIODORA GUILHERMINA DA SILVEI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ULITTA PRADO ALVES DE LIMA, DA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SEMARY SILV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MPO LIMP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ARICE LISPECTO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NETE CLAI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OLORES DURAN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ANTE MOREIRA LEITE, PROF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GENOR DE OLIVEIRA - CARTOL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UIOMAR PICCINALI, PROFA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DE LAET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MOURA E ALBUQUERQUE, BEL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OLINA RENNO RIBEIRO DE OLIVEIR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IVEIRA VIAN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MARQUES DE OLIVEIRA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LEMENTE PASTORE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ESTANISLAU DO AMARA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RANGEL, CEL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RGE AMERICANO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UCLIDES DA CUNH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RACEMA MARQUES DA SILVEIR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VY DE AZEVEDO SODRE, PROF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TONIEL MOT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ROCOPIO FERREI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IRTON ARANTES RIBEIRO, PROF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Z TENORIO DE BRITO, CEL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DHEMAR DE BARROS, PRE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LIMERCIO DE REZENDE, CEL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URICIO SIMA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ONARDO VILLAS BOA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YNESIO ROCHA, MIN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ZULMIRA CAVALHEIRO FAUSTIN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COLOMBO PEREIRA DE QUEIROZ, DES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E GAULLE, GEN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AGUNDES VARELL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ZULEIKA PEREIRA LEITE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ACY DE ALMEID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INAH SILVEIRA DE QUEIROZ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EZOITO DO FORT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RACINHAS DA FEB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PEDRO DE CARVALHO NETO, DR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ODESTO SCAGLIUS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ORIMAR TEIXEIRA, PROF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22 DE MARC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ICARDO VITIELLO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CAMPO LIMP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C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C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C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C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CL</text:p>
          </table:table-cell>
          <table:table-cell office:value-type="string" table:style-name="ce6">
            <text:p>CL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CAMPO LIMP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ASA BLANCA - SOLON BORGES DOS REIS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AMPO LIMPO - DOM AGNELO ROSSI, CARDEA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FEITICO DA VILA - JOSE FREITAS NOBRE, DEP., PROF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GUARAPIRANGA FLORINDA LOTAIF SCHAHIN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ANTOS DO AMANHECE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VILA DO SO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APAO REDONDO - CELSO SEIXAS RIBEIRO BASTOS, PROF E D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AISOPOLI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LFRIDA ZUKOWSKI JARDIM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D FRANCO, VER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UMERCINDO DE PADUA FLEURY, VER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APEL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ATANDUV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OPACABAN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DIONISI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DOM JOS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GUARUJ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BRYAN BIGUINATI JARDIM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KAGOHAR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KLEIN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ACEDONI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ARIA ALIC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LBERTINA RODRIGUES SIMON, PROF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NAKAMURA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URINDO DOS SANTOS FREIR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BENTO VELH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JOAQUIM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LUIZ 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LUIZ I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MANOE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OUZ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TRES ESTRELA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UMARIZAL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OLIVEIRA ALMEIDA DINIZ, VER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ATHALIA PEDROSO ROSEMBURG, DRA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OLGA BENARIO PRESTE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FERNAND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FIGUEIRA GRANDE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NOVA SANTO AMARO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REGIN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NTA MARGARID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NTO ANTONI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ULO E ADMA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TANCREDO DE ALMEIDA NEVES, PRES.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ALU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PRAI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OSA MARI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IRTON PEREIRA DA SILVA, FREI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ULO COCHRANE SUPLICY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ASA BLANC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AMPO LIMP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YOLANDA DE SOUZA SANTALUCIA, PROFA.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GUARAPIRANGA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ANTOS DO AMANHECER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VILA DO SOL</text:p>
          </table:table-cell>
          <table:table-cell office:value-type="string" table:style-name="ce6">
            <text:p>CL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APAO REDONDO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AISOPOLIS</text:p>
          </table:table-cell>
          <table:table-cell office:value-type="string" table:style-name="ce6">
            <text:p>CL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URELIO BUARQUE DE HOLANDA FERREIR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EUGENIA FAKHOURY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ROSCHEL CHRISTI - JUCA ROCH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ULYSSES DA SYLVEIRA GUIMARAE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LORESTAN FERNANDES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AMIAO, FRE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CANDID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GERALDO SCHUNCK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GELO KRET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MILTON SANTOS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RLANDO VILLAS BOA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ECANTO CAMPO BELO - DIRCE ZILLESG BORGES DOS SANTOS, PROF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PEGORARO, PE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NA MELANDER COUTINHO, PROF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YRTON OLIVEIRA SAMPAIO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RAJAU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IDADE DUTR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TRES LAG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NAVEGANTE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ARGEM GRANDE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TRES LAG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LA TORRE, PROF.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DA SILV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NOEL VIEIRA DE QUEIROZ FILH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OURIVAL BRANDAO DOS SANT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DILEA BOTTA DE MATTOS, PROF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VILA RUB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VILA RUB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ONSTELACAO DO INDI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FRANCISCO GASPAR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DINA ANALIA AGOSTINHA TADDEO CONDE, PROF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ENY MARIA MUNIZ ALMEIDA KLEIN PUSSINELLI, PROFA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ARELHEIR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NOVO PARELHEIROS 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COCAIA I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ARGEM GRANDE I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ARGEM GRANDE II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NATAL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LINIO MARC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GAIVOTA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MYRN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EIRA 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MINHO DOS MARTIN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SÃO BERNARD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NAL DO COCAI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MEI</text:p>
          </table:table-cell>
          <table:table-cell office:value-type="string" table:style-name="ce6">
            <text:p>JARDIM KIOT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ARDIM ELIAN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Z GONZAGA DO NASCIMENTO - GONZAGA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RIATO CORREI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DRUMMOND DE ANDRADE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STRO ALVE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IO BRANCO, BR. D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S TRAVASS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ISTIDES NOGUEIRA, DR.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ZUMBI DOS PALMARE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LICE MENCARINI FORACCH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ERGIO CARDOS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ARA NUNE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LACIDO DE CASTR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ITOR DE ANDRADE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MEIDA JUNIOR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FRANIO DE MELLO FRANCO, D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DE DEUS CARDOSO DE MELL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EGARIO MARIAN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LTON FERREIRA DE ALBUQUERQUE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LIZA RACHEL MACEDO DE SOUZA, PROFA.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NOEL DE ABREU, D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QUIM BENTO ALVES DE LIMA NET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EODOMIRO TOLEDO PIZA, DES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SETUBAL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AMADEI, ENG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GUEL VIEIRA FERREIRA, D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BERT SABIN, D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SVALDO CORDEIRO DE FARIAS, MAL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LINIO SALGAD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CAPELA DO SOCORR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C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C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C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C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OS CENTROS EDUC UNIF E DA ED INTEGR-DRE CS/DICEU</text:p>
          </table:table-cell>
          <table:table-cell office:value-type="string" table:style-name="ce6">
            <text:p>CS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CS<text:s/></text:p>
          </table:table-cell>
          <table:table-cell office:value-type="string" table:style-name="ce6">
            <text:p>CS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IDADE DUTRA - ADIB SALOMAO, DR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NAVEGANTES - JOSE EVERARDO RODRIGUES COSME, PROF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TRES LAG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LELIA GONZALEZ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VILA RUBI - ALEXANDRE KADUNC, JORNALIST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ELHEIROS - ENEIDA PALMA LEITE, PROFA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YRTON SENNA DA SILV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OHAB FARIA LIMA,BRIG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OUGLAS DANIEL NASCIMENT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ERALDO DE ARRUDA PENTEADO, CEL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EDRO HENRIQUE SIQUEIRA LIM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ELIAN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NOVO PARELHEIRO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EIMBERG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ILVEIR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OMAR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TRES CORACOE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UNIVERSITARIO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ADRIANO MARREY JR., VE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FERREIRA KEFFER, VER.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MOLINA JR., VER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ITIKO MATSUSHITA NEVOEIRO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ANDA MARIA RODRIGUES DOS SANTOS, PROF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COCAIA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GRAJAU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ELEIRO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YOJIRO TAKAOK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ICOLAI NICOLAEVICH KOCHERGIN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IDADE DUTR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NAVEGANTES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TRES LAGO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EPUBLIC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AMERICA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VILA RUBI</text:p>
          </table:table-cell>
          <table:table-cell office:value-type="string" table:style-name="ce6">
            <text:p>CS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ELHEIROS</text:p>
          </table:table-cell>
          <table:table-cell office:value-type="string" table:style-name="ce6">
            <text:p>CS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CENTE PAULO DA SILV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AIR CORREA BUARQUE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BERTO PATRICIO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IO GRACO DA SILVA PRAD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LUCIA PETIT DA SILVA, PROF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ITO LIVIO FERREIRA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EX FREUA NETTO, VER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CALLADO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ROBSON COSTA DE ARAUJO, BOMBEIR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AZ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GUARANI - JOSE ALFREDO APOLINARIO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DAMASCENO 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HERMINIO RODRIGUES, CEL. PM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ARDIM PAULISTAN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ARDIM PAULISTAN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ERNARDINO PIMENTEL MENDES, DR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IRA ALAYDE ALVARENGA MEDEA, PROFA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EIR AUGUSTO LOPES, PROF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ZILKA SALABERRY DE CARVALH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ILBERTO DUPAS, PROF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MARIO PEREIRA BICUDO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PARECIDA RODRIGUES CINTRA, PROF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ILIAN MASO, PROF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MONJOLO 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ORTO NACIONAL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NTA TEREZ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RIMO PASCOLI MELARE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OEL PRETO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AVO BILAC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LIPE MESTRE JOU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25 DE JANEIR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CANAVO FILHO, CEL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EXANDRE GAMA, CEL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ITA GARIBALD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TINS FONTES</text:p>
          </table:table-cell>
          <table:table-cell office:value-type="string" table:style-name="ce6">
            <text:p>FO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CAS NOGUEIRA GARCEZ, GOV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ILAC PINTO, MIN.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SA E CAROLINA AGAZZ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ULIO DE MESQUITA FILH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LSON MANDEL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BELARDO GALDINO PINTO - PIOLIN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UARDO GOMES, BRIG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ERTHA LUTZ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NZO SILVEIRA, DR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UEL BANDEIRA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7 DE SETEMBR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NOGUEIRA FILH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ILO PECANHA, PRES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LINIO AYROS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NINHA GRASSI FAGUNDES, PROF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RICO VERISSIM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LTOM CAMPOS, SEN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DRE RODRIGUES DE ALCKMIN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AUL FERNANDES, EMB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HEO DUTR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PRUDENTE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EBASTIAO NOGUEIRA DE LIMA, DES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STRO ALVES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AMOS COMENIUS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SVALDO QUIRINO SIMOES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EDERICO GUSTAVO DOS SANTOS, TTE. AVIADOR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AMERIC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LIAS DE SIQUEIRA CAVALCANTI, DR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UMBERTO DANTAS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OLDO DE AZEVEDO, PROF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GELINA MAFFEI VITA, D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ARCIA DAVILA, CTE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TEOTONIO VILELA, SEN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ECILIA MORAES DE VASCONCELOS, PROF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CILIO DIAS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LINDO VEIGA DOS SANTOS, PROF.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DILIO DENYS, MAL.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ULCE HAUCK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ERALDO SESSO JUNIOR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FREGUESIA/BRASILANDI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F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F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F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F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F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FO</text:p>
          </table:table-cell>
          <table:table-cell office:value-type="string" table:style-name="ce6">
            <text:p>FO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ROSE MARY FRASSON, PROFA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Z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JARDIM PAULISTAN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ASA VERDE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ONJOL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ONTE ALEGRE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PER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PRIMAVERA I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VISTA ALEGRE</text:p>
          </table:table-cell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O TONIOLO, VER.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CIA RICCO FERRAZ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JOSE DE SOUZ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BRASILANDIA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PENTEAD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PRAD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UILHERME HENRIQUE PINTO COELH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Z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EYNALDO DE MARIA FREITAS E SILVA, PROF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JARDIM PAULISTANO</text:p>
          </table:table-cell>
          <table:table-cell office:value-type="string" table:style-name="ce6">
            <text:p>FO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ULO CAMILHIER FLORENCAN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DEMIA DE GODOY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GA BENARIO PREST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EXANDRE VANNUCHI LEME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S CARLOS PRESTES, SEN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QUIRINO CARNEIRO RENNO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BENI, DEP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LIAS SHAMMAS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ROBERTO DE CASTRO RIBEIRO, PROF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ULCE SALLES FERRAZ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INDA MENEZES SERRA VIDAL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NA LAMBERGA ZEGLIO, VER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UARDO KNEESE DE MELLO, PROF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LISIARIO RODRIGUES DE SOUS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DAVIL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IO SERGIO POMPEU DE TOLEDO, DEP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LAUDIA BARTOLOMAZI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HELENA LOPES SANTANA DA SILVA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ILSON DELANE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CILIA DE ANDRADE FERREIRA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ESSY GEBARA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Z ROBERTO MEG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AUL NEMENZ, PROF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WILSON REIS SANTO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INACIO MONTEI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AMBEI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INACIO MONTEI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THERESINHA SQUINCA DA SILVA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APARECIDA LARA COIADO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SILVANA APARECIDA TOBIAS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EDNA ALVES DE SOUSA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IRENE MANKE MARQUES, PROFA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AGUA AZUL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LIZA MARA TORRES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LAJEAD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IAS GOM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ONJ HABITACIONAL BARRO BRANCO II - C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EL FERNANDES DE SOUZ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ELIA REGINA ANDERY BRAGA, PROF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LINA COUTINHO LOURENCO ALVES, PROFESSOR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PARECIDA MAGNANELLI FERNANDES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PARECIDA DO NASCIMENTO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ULVIA ROSEMBERG, PROFA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ORACI DOS SANTOS RAMOS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A PAULA APARECIDA DINIZ PRIMO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DRIGUES DE ABREU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IANFEDERICO PORT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OMAS GALHARD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GARIDA MARIA ALV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TA PEREIRA DE QUEIROZ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DONIRAN BARBOSA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MACIO MAZZAROPI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DUVALDO VIANA FILH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MUEL WAINER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PEREIRA LIM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GDALENA TAGLIAFER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DE LIMA PAIV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NTE E CINCO DE JANEIRO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NA ANGELICA DE JESUS, MADRE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ATURNINO PEREIR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OSWALDO ARANHA BANDEIRA DE MELL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URICIO GOULART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LADIMIR HERZO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RIBEIRO DE BARRO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EXANDRE DE GUSMA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SCELINO KUBITSCHEK DE OLIVEIRA, PRES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PEREIRA IGNACIO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KLAUS REINACH, ENG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LISA KAUFFMANN ABRAMOVICH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ALDIR AZEVED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URELIANO LEITE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AUGUSTO CESAR SALGADO, DR.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GUAIANAS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UT-PMSP</text:p>
          </table:table-cell>
          <table:table-cell office:value-type="string" table:style-name="ce6">
            <text:p>DIVISAO TECNICA DE PROGRAMAS ESPECIAIS-CE G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G<text:s/></text:p>
          </table:table-cell>
          <table:table-cell office:value-type="string" table:style-name="ce6">
            <text:p>G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ROSA KAZUE INAKAKE DE SOUZA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INACIO MONTEI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JAMBEIRO - JOSE GUILHERME GIANETTI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AGUA AZUL - PAULO RENATO COSTA SOUZA, PROF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LAJEAD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BARBARA HELIODOR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DADE TIRADENT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ONJ. PRESTES MAI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CONFIDENT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ERALDO MAGELA PERON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ACIO MONTEIR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PAUL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QUIM GOUVEIA FRANCO JR., VER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CELYNE GUIMARAES FERNANDES DE MELL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USCELINO KUBITSCHEK OLIVEIRA, PRES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LIA DE DIRCEU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EIDE KETELHUT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EDRO BRASIL BANDECCHI, VER.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AUGUSTA DE PAULA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ZACARIA MAURO FACCIO GONCALVES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ELCIA FLORENCIO DE MORAIS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O PEREIRA COSTA, PROF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CONCEICAO MONTEIRO AYRES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DHEMAR FERREIRA DA SILV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LUCIANO MENDES DE ALMEIDA, DOM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MARILEN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TITO DE ALENCAR, FREI</text:p>
          </table:table-cell>
          <table:table-cell office:value-type="string" table:style-name="ce6">
            <text:p>G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DRE PAULIN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LICE APARECIDA DE SOUZ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JOSELY MARIA CARDOSO BENTO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EVANIR APARECIDA HILARIO, PROFA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GUA AZUL</text:p>
          </table:table-cell>
          <table:table-cell office:value-type="string" table:style-name="ce6">
            <text:p>G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RUBBO MULLER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ENA MADUREIR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Z GONZAGA DO NASCIMENTO JR. - GONZAGUINH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TAVIO JOSE DA SILVA JUNIOR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CISCO DA SILVEIRA BUEN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IDADE DO SO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LUIZA MORETTI GENTILE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FIGUEIREDO AMARAL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RICLES EUGENIO DA SILVA RAMO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MARIA ESCRIVA, BEM-AVENTURAD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ILVIO CALDAS, COMPOSITOR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NTO DIAS DA SILV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EDUARDO DE CAMARGO ARANHA, D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ENINO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ATIMA REGINA DA CRUZ SABINO CALACA, PROF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LUCIANA AZEVEDO POMPERMAYER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RA CRISTINA TARTAGLIA SENA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RCILIA DE CAMPOS COST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EM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SOLINA LEONEL FERREIRA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SA RICCA XIMENES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BRAO HUCK, D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QUIM ANTONIO DA ROCH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BERTO PLINIO COLACIOPP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ONTEIRO LOBAT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HELEN KELLER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IJO, REG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BERTO DE OLIVEIR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GELO MARTIN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TRICIA GALVA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ABRIEL PRESTE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MANDO DE ARRUDA PEREIR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THEODOR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CEU MAYNARD DE ARAUJ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ELFINO AZEVED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ILTON IMPROTA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UEL SOARES NEIVA, CEL.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HEREZINHA BATISTA PETTAN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ONTESE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MARQUES E SERRA, PE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ANTONIO FRANCISCO LISBO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BENNO HUBERT STOLLENWERK, PE.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ATISTA CEPELOS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SABEL, PRINC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I, D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CY GARCIA SALGADO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GNACIO HENRIQUE ROMEIR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ITA COSTA, D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O PAULO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HEITOR VILLA LOBO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A ROSA DE ARAUJO, D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SWALDO CRUZ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ULO ALVES, TTE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QUINTA DAS PAINEIRAS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FONSO CELS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ZENAIDE GRANDINI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EBASTIAO SANCHES MARTINES, PROF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VERISSIM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RENNO FERRAZ DO AMARA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ARIA LIMA, BRIG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XIAS, DUQUE DE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ELSO LEITE RIBEIRO FILH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MARIA LISBO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URICO GASPAR DUTRA, MAL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YLVIA MARTIN PIRES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AVO FONTOUR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QUIM NABUC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SSIANO RICARD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DO PATROCINI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AO MACHAD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AMPOS SALLES, PRES.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DE ALCANTARA MACHAD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CISCO MEIRELLES, DES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CARLOS DA SILVA BORGES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NOEL DE PAIVA, PE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EAN MERMOZ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RINEU MARINH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UTH LOPES ANDRADE, PROFA.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QUEIROZ FILHO, PROF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SORIO, GEN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LEOMENES CAMPO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UREA RIBEIRO XAVIER LOPES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LENE RONDELLI, PROFA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RUDENTE DE MORAIS, PRES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SCARENHAS DE MORAES, MAL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VARES DE AZEVEDO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TINO ARANTE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VALHO PINTO, GOV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IPIRANG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IP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IP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IP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IP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IP<text:s/></text:p>
          </table:table-cell>
          <table:table-cell office:value-type="string" table:style-name="ce6">
            <text:p>IP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SE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LOVIS CAITANO MIQUELAZZO - IPIRANG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MENINOS - ARTUR ALBERTO DE MOTA GONCALVES, PROF. P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QUE BRISTO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CEC - CENTRO DE CONVIVENCIA EDUCATIVA E CULTURA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NEDINA DE SOUSA CARVALH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FRANCISCO PEREZ, VE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ENOVEVA DASCOLI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EZ MENEZES MARIA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GUAIRAC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DE MOURA, VE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GOMES DE MORAES NETTO, VER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ONUMENTO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FONGARO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ILVIA COVA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UZANA CAMPOS TAUIL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CENTINA VELASCO, AS. SOCIA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NTA TERES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WILSON JOSE ABDALL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DUARDO DE CAMPOS ROSMANINHO, DR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LIMAX II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13 DE MAIO</text:p>
          </table:table-cell>
          <table:table-cell office:value-type="string" table:style-name="ce6">
            <text:p>I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<text:s/>ICAMI TIB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MENINO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OCOOP IPIRANGA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QUE BRISTOL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DIANOPOLIS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REGORIO WESTRUPP, PE.</text:p>
          </table:table-cell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EBASTIAO FRANCISCO, O NEGR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CISCO ALVES MENDES FILHO - CHICO MENDES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LIO CESAR DE MELO E SOUSA-MALBA TAHAN, PROF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CENTE MATHEU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LOTILDE ROSA HENRIQUES ELIAS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HEREZA THE DE CARVALHO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RUBENS MARCEL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QUERINO RIBEIR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S BIRAGHI, MONSENHOR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ARDIM VILA NOV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ONCEICAO APARECIDA DE JESUS, PROF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LEBA DO PESSEG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NJ. HABITACIONAL GOITI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AULO GOMES CARDIM, PROF. DR.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ARICANDUV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IDADE A E CARVALH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AJLA CURI IZAR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FORMOS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RIA APARECIDA DE SOUZA CAMPOS, PROF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ILMAR TACCOLA , PROF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GUAS DE MARCO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VERDE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EGONIA REAL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CILIA SANT ANNA DE SOUZA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SAVOY CITY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COVAS, GOV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IRATINING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MONTESSORI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DUARTE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ENISE MERCIER RODRIGUES AGUIAR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UENO DE AZEVEDO, DR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YLVIA VARONI DE CASTRO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EONARDO VAN ACKER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LORIANO PEIXOTO, MAL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GONCALVES DIA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OEL DA NOBREGA, PE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HELENA BARBOSA MARTINS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NALD DE CARVALH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OSE GASPAR, D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LORINDA ROBERTO QUEIROZ DE CASTR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CHAVES, MIN.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RNANI SILVA BRUN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IROEL SILVEIR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JEREISSATI, SEN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PARECIDA MARIA DE MENDONCA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ILDO DO AMARAL JUNIOR, PE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Z PEREIRA, PROF.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LAUBER ROCH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LAURA DE SOUZA CAMPOS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RANCISCO ROQUETTI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ORTALE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BERTO MESQUITA DE CAMARGO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YL GOMEZ MARTIN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ANDYA PERES RIBEIRO, PROFA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UZANA EVANGELINA FELIPPE, PROFA.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ORREIA DE MELLO, BRIG.</text:p>
          </table:table-cell>
          <table:table-cell office:value-type="string" table:style-name="ce6">
            <text:p>IQ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CHAGA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UARDO PRAD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ANYLO JOSE FERNANDE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YRES MARTINS TORRE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AROLDO VELOSO, BRIG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TUR NEIV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ENEDITO CALIXT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URELIO ARROBAS MARTINS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DUARTE DE ALMEIDA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8 DE MAI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KENNEDY, PRES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ARTOLOMEU LOURENCO DE GUSMA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NAOKI SUMITA, DR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CENTINA RIBEIRO DA LUZ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QUETTE PINT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ERGIO MILLIET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UIMARAES ROS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MARILI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LLET, MAL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ITAQUER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IQ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IQ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IQ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IQ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IQ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IQ<text:s/></text:p>
          </table:table-cell>
          <table:table-cell office:value-type="string" table:style-name="ce6">
            <text:p>IQ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ITAQUER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ARICANDUVA - PROFESSORA IRENE GALVAO DE SOUZ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AZUL DA COR DO MAR - PROFESSOR JOSSEI TOD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FORMOSA - PROF. EDEN SILVERIO DE OLIVEIR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RAUCARIA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ABREUVA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LIAS PEREIRA DE MELO, PE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OROTHY STANG, MISSIONARI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ORYNTHO BALDOINO DA COSTA FILHO, VER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ABRIEL NOGUEIRA DE QUADROS, VER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CARAND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APARECIDA SIQUEIRA CAMPO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ANIELLE MONTEIRO, GCMF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O BENTO DE CARVALH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NTA MARI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PEDR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ADA XV DE NOVEMBR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GUARANI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VOY CITY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ARMOSIN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HUC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RAMOS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SANTA TERESINH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GOITI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ELSO DANIEL, PROF.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DIRCE MIGLIACCIO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ZUL DA COR DO MAR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DELAIDE TERESA LOPES CIMONARI, PROFA</text:p>
          </table:table-cell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YOLANDA DE SOUZA PINTO HAHNE, D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WALFRIDO DE CARVALHO, CE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LIO FRANCO CHAVES, CE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LUCIE BRAY, ME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INA KUTNER DE SOUZA - DINA SFA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VA POPOVIC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NIO QUADROS, PRES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NA NOGUEIRA DE SOUZA MARTINS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LSO DE SOUSA OLIVEIRA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ANTONIO SAMPAIO, VE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JOAQUIM DA SILV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ERA ARNONI SCALQUETTI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ELIA REGINA LEKEVICIUS CONSOLIN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EIDE MOREIRA DOS SANTOS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GARETH DE FATIMA MARQUES DE AZEVED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ACAN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ACAN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ALZIR SAMPAIO LIPORONI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FONTALI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ALVARES CABRAL MORAES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CARNEIRO THOMAZ ALVES, GA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ILCE CRUZ FIGUEIREDO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RNANDO CAMARGO SOARES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BONIFACIO DE ANDRADA E SILV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AUGUSTO CESAR, D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INA DE MARTINO, DR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NIO CORREA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UDOXIA DE BARROS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THUR ETZEL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CHIETA, PE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OURENCO FILHO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A NERI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YUKIO OZAKI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GOM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UARDO CARLOS PEREIRA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ISABEL PACHECO DE ALMEIDA RIBEIR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IDADE FERNAO DIA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U CHAVES, AVIADOR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TTILIA DE JESUS PIRES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AUFIK DAUD KURBAN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TALO BETTARELLO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AURA FUNFAS LE SUEUR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LAVIO IMPERI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AUL DE LEONI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DERVILLE ALLEGRETTI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DOLPHO OTTO DE LAET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COS MELEG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ASTAO MOUTINHO, CTE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OE AZEVEDO, PROF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RAMOS - PERNAMBUCO - ABOLICIONIST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SMERALDA SALLES PEREIRA RAMOS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TIN FRANCISCO RIBEIRO DE ANDRAD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NDON, MA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XIMO DE MOURA SANTOS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IVA IRENE BAYERLEIN SILV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UY BARBOS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LENA LOMBARDI BRAGA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Y GOMES, CE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MAO GOMES, CEL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DOMINGUES SAMPAI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I, D.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AMANDARE, ALM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NEAS CARVALHO DE AGUIAR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BERTO SANTOS DUMON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LIO MARCONDES SALGADO, GEN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SANT ANA GALVAO, FREI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CTAVIO PEREIRA LOP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SON RODRIGU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OURENCO FILH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HELENA FARIA LIMA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KLYN AUGUSTO DE MOURA CAMPOS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DRIGUES ALV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HIRLEY GUIO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9 DE JULHO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S GAMA</text:p>
          </table:table-cell>
          <table:table-cell office:value-type="string" table:style-name="ce6">
            <text:p>JT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NISE MAXIMO DA FONSECA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IPOLITO JOSE DA COST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JACANA/TREMEMBE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J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J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J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J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JT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JT<text:s/></text:p>
          </table:table-cell>
          <table:table-cell office:value-type="string" table:style-name="ce6">
            <text:p>JT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VILA MARIA/VILA GUILHERME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SANTANA/TUCURUVI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JACAN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DELAIDE LOPES RODRIGU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ITA CASTALDI ZAMPIROLLO, PROFA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ANTIDIO NOGUEIRA SAMPAIO, VE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DADE NOVA DO PARQUE NOVO MUND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RMANO MARCHETTI, VE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FERNAO DIA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FRANCISCO MARCONDES OLIVEIRA, VE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DAS PEDRA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JAPA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WILSON DANGELO BRAZ, PROF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QUIM THOME FILHO, VER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LAUZANE PAULIST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AUXILIADORA DA SILV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HENRIQUETA CATITE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O DA COSTA BARBOS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CASA DE PEDR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NOVO MUND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RISTINA, ME.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BASILEI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ONSTANC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GUSTAVO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ELIA REGINA KUHL, PROF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EDU CHAVES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JACANA</text:p>
          </table:table-cell>
          <table:table-cell office:value-type="string" table:style-name="ce6">
            <text:p>JT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ERMIRIO DE MORAIS, SEN.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HICO FALCONI, PE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ILDO DO AMARAL JUNIOR, PE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ROBERTO ALVES BRAGA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YOLANDA BASSI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AUSTO RIBEIRO DA SILVA FILHO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EVERINO DO RAM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CARLOS OLIVALDO DE SOUZA LOPES MUNIZ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ORACIL DINA BENICIO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LAVIO AUGUSTO ROSA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UZEBIO ROCHA FILH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CENTE AMATO SOBRINHO, COM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ALENTINA ANTONINI DA SILV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EBASTIANA DE ARRUDA CRUZ OLIVEIR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DARCY RIBEIR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INO DE MATTOS, SEN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ALMO AMARAL MACHADO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EMENCIA FERREIRA DA SILV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DA LUZ SILVA DE OLIVEIR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PARECIDA DE LOURDES CARRILHO JARDIM, PROF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WANDA OVIDIO GONCALVES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RIA CLARA MACHAD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LOBO DO SOL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LLIO TAVARES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AURA DA CONCEICAO PEREIRA QUINTAES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ARQUE SAO CARL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VILA CURUC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ANTON MAKARENK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CEU EMEI - APPARECIDO DOMINGUES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LIA RIBEIRO LANDIM, PROF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I GREENFIELD, PROFA.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TRES PONT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TRES PONTES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AMA ENTRE RIOS VERD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EUZA AVELINO DA SILVA MEL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ZABEL APARECIDA CRISTOVAO DA LUZ, PROF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URUR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SA MORETTI CAMAR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DO GIANNINI, ENG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FA NICACIO ARAUJO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RANDI GOMES DE ARAUJO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UNIAO DE VILA NOVA I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OURO ROS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SANTA RITA I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SA LOPES PINHEIRO, PROF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BARTIR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MARIO PIRES AZANHA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LTON PEREIRA COST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FUKUYEI YAMAGUCHI FERREIR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SA MARIA DAGO DE RESENDE, PROFA</text:p>
          </table:table-cell>
          <table:table-cell office:value-type="string" table:style-name="ce6">
            <text:p>MP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SILVA TELES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PEDRO JOSE NUNES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PITACIO PESSO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FRANIO PEIXOT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LAPENN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RACILIANO RAM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ZA HELENA DE BARROS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DE ALENCAR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II, D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QUITERI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BERTO MENDES JUNIOR, CAP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VIDIO DECROLY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HELENA DE PAULA MARIN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EILA DINIZ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ALEIXO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PITACIO PESSOA, PRES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AUL PILL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TEIXEIR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CARLOS DE ANDRADA E SILVA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S SAIA, ARQ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ROLIM LOUREIRO, D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DRO DE FRONTIN, ALM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ERNANDO DE AZEVEDO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DE ANCHIETA, PE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AUGUSTO BREVES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FELIPE DA COSTA - HENRICA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A E ARTUR BEGBI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EWTON REIS, GEN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IMILDA DO SANTISSIMO SACRAMENTO, ME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AIMUNDO CORREI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AMERICO DE ALMEID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BENTO DE ASSIS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MANDO CRIDEY RIGHETTI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PISTRANO DE ABREU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PASQUALE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ZEQUIEL RAMOS JUNIOR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UD MENNUCCI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ANCREDO NEVES, PRES.</text:p>
          </table:table-cell>
          <table:table-cell office:value-type="string" table:style-name="ce6">
            <text:p>MP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ILSON FUNAR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PEDRO LEITE CORDEIRO, D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IOMAR BALEEIRO, MIN.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RGILIO DE MELLO FRANC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DA CONCEICAO VIEIRA PEREIR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HONORIO RODRIGUES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.G. DE ARAUJO JORG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EXPEDIENTE-CE MP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MP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MP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MP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MP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OUT-PMSP</text:p>
          </table:table-cell>
          <table:table-cell office:value-type="string" table:style-name="ce6">
            <text:p>DIVISAO TECNICA DE PROGRAMAS ESPECIAIS-CE MP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MP</text:p>
          </table:table-cell>
          <table:table-cell office:value-type="string" table:style-name="ce6">
            <text:p>MP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MCT</text:p>
          </table:table-cell>
          <table:table-cell office:value-type="string" table:style-name="ce6">
            <text:p>CMCT - CENTRO MUN. DE CAPACITACAO E TREINAM. MP - UNIDADE I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QUE SAO CARL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QUE VEREDAS - JOAO ANTONIO DA SILV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VILA CURUCA - IRENE RAMALH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MCT</text:p>
          </table:table-cell>
          <table:table-cell office:value-type="string" table:style-name="ce6">
            <text:p>CMCT - CENTRO MUN. DE CAPACITACAO E TREINAM <text:s/>MP - UNIDADE II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TRES PONTES - NILZETE LETICIA BISPO DOS SANTOS LIMA, PROF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RTURO DE ANGELIS, MAESTR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HACARA DONA OLIVI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DADE PEDRO JOSE NUN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URUCA VELH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URVAL MIOLA, PROF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HELENA PEREIRA DE MORAES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HIGINO PELLEGRINI, VE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AMARGO NOV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AMARGO VELH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AMP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EV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AIA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ILIUNA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NAZAR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APARECIDA DOS SANT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RMA ILDEFRANC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UTH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CARL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MARTINHO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O VICENT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ILVA TELL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VILA PEDROS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O CARLOS FAIRBANKS, VE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LIBERO ANCONA LOPES, VER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AZAR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INHO ALEGRE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ODILIA ALVES ALMEIDA SANT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ORALICE PEREIRA DE SOUZA LEONARD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NTA RITA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ULO CESAR FONTELLES DE LIMA</text:p>
          </table:table-cell>
          <table:table-cell office:value-type="string" table:style-name="ce6">
            <text:p>MP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PROGRESSO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SANTA INE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OSA SABAG ADDA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ONJ. HABITACIONAL TEXIMA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AIMORE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QUE SAO CARLO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QUE VEREDAS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NA LUCIA DE HOLANDA GAMBOA, PROFA.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URUCA II</text:p>
          </table:table-cell>
          <table:table-cell office:value-type="string" table:style-name="ce6">
            <text:p>MP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TRES PONTES</text:p>
          </table:table-cell>
          <table:table-cell office:value-type="string" table:style-name="ce6">
            <text:p>MP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NEUSA BASSETTO, PROFA.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SSAD ABDAL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ALIA FRANCO BASTOS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CARLOS DE FIGUEIREDO FERRAZ, PRE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FRANZOLIN NETO, PRO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O LAR SIRI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UTH GONCALVES CHAVES DE SIQUEIRA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ZAR ROGERIO OLIVEIRA PERAMEZZA, PROF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MENDONCA FALCAO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INAH FERNANDES COSTA 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USA CONCEICAO STINCHI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NE DO AMANH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AULO FREIRE, PRO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RNANDO SABIN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KERALUX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BRAZ JAIME ROMANO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ROSANGELA RODRIGUES VIEIRA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ANTONIO CARLOS DA ROCHA, PRO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ERAFIN MARTINEZ GUTIERREZ, PE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NUARIO MANTELLI NETO, DEP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EX MARTINS COSTA, PROF, MAESTR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CIANO VASQUES PEREIRA, PROF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A MARCHIONE SALLES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INAH GALVAO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EONARDO ARROYO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VITORIA DA CUNHA, PROFA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BRASIL BANDECCHI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BIAPABA MARTINS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CIANO ROBERTO, PROF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BERTO VICTOR CORDEIR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UGUSTO FROEBEL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X WOLF FILHO, SGT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IGUEL COSTA, GEN.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RENE FAVRET LOPES, PROFA.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OMES CARDIM, INTENDENTE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QUINTINO BOCAIUVA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AFAEL TOBIAS DE AGUIAR, BRIG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UIZ GOMES CARDIM SANGIRARDI, ENG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VARISTO DA VEIG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OMAS ANTONIO GONZAGA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RUBENS PERES FERNANDES, PROF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GRACIOTTI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OULART, ENG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ILVIO ROMER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UTRA, PRES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Y BUARQU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LACERDA DE MOUR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DRIGO SOARES JUNIOR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FREDO DA ROCHA VIANA FILHO - PIXINGUINH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SPER LIBERO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AMANDARE, ALM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CILIO DIA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UILHERME RUDGE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UISIO DE AZEVED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RNELIO PIRE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ALVES DE CARVALHO, DR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LDY POLI BIFONE, PROFA.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CTAVIO MANGABEIR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MADEU AMARAL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THELO FRANCO, GEN.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CKSON DE FIGUEIREDO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PINHEIRO, PRES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19 DE NOVEMBRO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IRMINO TIBURCIO DA COST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BRAO DE MORAES, PRO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UMBERTO DE CAMPOS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BONIFACI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IRU, VISC. DE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THUR ALVIM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VIEIRA, PE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ENNY GOMES, DA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WANNY SALGADO ROCHA, PROF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PEGADO, PROF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AREZ TAVORA, MAL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RANCISCO DE MONT' ALVERNE, FREI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S WASHINGTON VIT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UILHERME DE ALMEID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ECILIA MEIRELES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GARD CAVALHEIR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THUR AZEVED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, INFANTE D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ABIO DA SILVA PRADO, DR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ILVIO FLEMING, MJ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MILIANO DI CAVALCANTI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ONOR MENDES DE BARRO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UA, BR. DE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ALOYSIO RODRIGUES CORREA, PROF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SA SILVEIRA LEAL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PENH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CENTRO DE FORMACAO E ACOMPANHAMENTO A INCLUSAO-CEFAI-P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PE<text:s/></text:p>
          </table:table-cell>
          <table:table-cell office:value-type="string" table:style-name="ce6">
            <text:p>PE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ERMELINO MATARAZZO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QUINTA DO SOL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TIQUATIR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LASTAIR QUINTAS GONCALVES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MERICO DE SOUZ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NA FLORENCIO ROMAO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TONIA MARIA TORRES DA SILV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TONIA MUOTRI LAMBERG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ZILDA ARNS NEUMANN, DR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ELSON DOMINGUE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DNA ROSELY ALVE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OTINH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HERCILI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MATARAZZO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POPULAR</text:p>
          </table:table-cell>
          <table:table-cell office:value-type="string" table:style-name="ce6">
            <text:p>PE</text:p>
          </table:table-cell>
          <table:table-cell office:value-type="float" office:value="1" table:style-name="ce1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TRES MARIAS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VERONI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BUSTAMANTE, VER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NOEL DA NOBREGA,PDE.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O CALDANA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NAZIR MIGUEL, VER.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BOTURUSSU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DAS PAINEIRA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ENH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MIR RACHID SALIB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NTA BARBAR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AO LUIZ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DA GLORIA FREIRE LEMOS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CONSTANCI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LIBANESA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SALETE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SAO FRANCISCO</text:p>
          </table:table-cell>
          <table:table-cell office:value-type="string" table:style-name="ce6">
            <text:p>PE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WALTER DE ANDRADE, PROF</text:p>
          </table:table-cell>
          <table:table-cell office:value-type="string" table:style-name="ce6">
            <text:p>PE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TIAS BONAR GONZALEZ, PE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BGAIL DA ROCHA MORENO, PROFA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QUINTA DO SOL</text:p>
          </table:table-cell>
          <table:table-cell office:value-type="string" table:style-name="ce6">
            <text:p>PE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VERA LUCIA APARECIDA RIBEIRO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EMENTE SEGUNDO PINHO, PROF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DO CARMO GODOY RAMOS, PROFA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ODOLFO TREVISAN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AUL POMPEI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CTOR CIVITA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DO RIBEIRO LUZ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RNESTO DE MORAES LEME, PROF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DAILCE MONTEIRO DA SILVA GOMES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RNANI SILVA BRUN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ERNANDO GRACIOS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GUIOMAR CABRAL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ICE FEITOSA, D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MUNHOZ BONILH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IRO DE ALMEIDA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KAUFFMANN , DR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ULIO ALVES PEREI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FELICIDADE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MONTE B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ETA DE BARROS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EMO RINALDI NADDEO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ECANTO DOS HUMILDE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MONTE B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NZO ANTONIO SILVESTRIN, PROF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LAG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ILENA BENEDICTO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UE DE CASTRO, PROF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DGARD CARON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PAULO II, PAP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ZELIA GATTAI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ERA MARM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ERU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VILA ATLANTICA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ERA MARM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VILA ATLANTIC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DA CONQUISTA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HILO GONCALVES DOS SANTOS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ITY JARAGUA IV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GUAR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ORGE AMAD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STRADA TURISTICA DO JARAGU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DA CONQUISTA</text:p>
          </table:table-cell>
          <table:table-cell office:value-type="string" table:style-name="ce6">
            <text:p>PJ</text:p>
          </table:table-cell>
          <table:table-cell office:value-type="float" office:value="0" table:style-name="ce1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LI DIAS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PARQUE ANHANGUE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ARQUE ANHANGUE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JAGUAR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JAGUAR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AD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LIANE BENUTE LESSA AYRES GONCALVES, PROFESSORA- NANY BENUT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OISES ELIAS DE SOUZA, TTE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ICE MEIRELLES REIS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GE FERREIRA, DEP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ECANTO DOS HUMILDES I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THEREZA FUMAGALLI, PROF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ORRO DOC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STACAO JARAGU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THAIS MOTTA DE OLIVEIRA E SILVA RODRIGUES, PROFA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STRADA DO CORREDOR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QUE DAS NACOES I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HACARA TURISTICA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RADA DE TAIPA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RODRIGUES DE CAMPOS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EAN PIAGET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EOPOLDINA, D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RITA CAMARGO, PROFA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YDE GUZZI DE CHIACCHIO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ICARDO GONCALVES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A MARIA POPPOVIC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OEMIA IPPOLIT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ANTOS DUMONT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GA CALIL MENAH, PROFA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GA MARIA GERMANO MARTINS DOMINGOS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UNICE DOS SANTOS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NJ. RESIDENCIAL ELISIO TEIXEIRA LEIT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RNANDO DE AZEVED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LIVEIRA LIM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ROLA ELLIS BYINGTON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FONSO SARDINH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ULO VI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RAPOSO TAVARE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DRO DE TOLED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MEN DA SILV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SPIRIDIAO ROSAS, MAL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ILERMANDO DIAS DOS SANTO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IBAL FREIRE, MIN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MARIA PINTO DUARTE, TTE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KOSEL FILH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ONTEIRO LOBAT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ABRIEL PRESTES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IBERATO BITTENCOURT, GEN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OPOLDINA, IMP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ENATO ANTONIO CHECCHIA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CENTE DE PAULO DALE COUTINHO, GEN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EONEL FRANCA, PE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UIZ DAVID SOBRINHO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LIO DE OLIVEIRA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NDIDO PORTINARI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PRAD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RAYMUNDO DYOTT FONTENELLE, BRIG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GEISEL, GEN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IRO RAMO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UI BLOEM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MADEU MENDES, PROF.</text:p>
          </table:table-cell>
          <table:table-cell office:value-type="string" table:style-name="ce6">
            <text:p>PJ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UCLIDES CUSTODIO DA SILVEIRA, DES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FERRAZ DE CAMPOS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ABRIEL SYLVESTRE TEIXEIRA DE CARVALHO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ILVIO PORTUGAL, DES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ANTONIO ALVES VERISSIM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HARBONNEAU, PE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URIPEDES SIMOES DE PAUL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JOSE DUPR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PIRITUB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PJ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PJ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PJ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PJ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PJ<text:s/></text:p>
          </table:table-cell>
          <table:table-cell office:value-type="string" table:style-name="ce6">
            <text:p>PJ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ERA MARM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ERU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VILA ATLANTICA - JOAO SOARES FILHO, PROF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PERUS I</text:p>
          </table:table-cell>
          <table:table-cell office:value-type="string" table:style-name="ce6">
            <text:p>PJ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PARQUE ANHANGUE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JAGUARE - HENRIQUE GAMBA, PROF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BENEDITO BUEN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LISIO TEIXEIRA LEIT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HOMERO DOMINGUES DA SILVA, VER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COB SALVADOR ZVEIBIL, VER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IPANEM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PANAMERICAN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INCA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ODRIG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HANGRI-L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TAIPA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LAERCIO CORTE, VER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JOSE VASCONCELOS MANKEL, PROFA.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ENINO JESU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ENATO ANTONIO CHECCHIA, VER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SOLEDAD BARRET VIEDM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PERU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MIR DAGIR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ECANTO DOS HUMILDE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ITY JARAGUA IV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DAS ORQUIDEA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ERA MARMEL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ERUS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VILA ATLANTIC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SAO JOAO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AQUEL ZUMBANO ALTMAN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PARQUE ANHANGUERA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JAGUARE</text:p>
          </table:table-cell>
          <table:table-cell office:value-type="string" table:style-name="ce6">
            <text:p>PJ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MEI - JARDIM MARIA LUIZA</text:p>
            <text:p><text:s/></text:p>
            <text:p><text:s/>EMEI - JARDIM MARIA LUIZA</text:p>
            <text:p>JARDIM MARIA LUIZA</text:p>
          </table:table-cell>
          <table:table-cell office:value-type="string" table:style-name="ce6">
            <text:p>S 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LA SANTA CATARINA</text:p>
          </table:table-cell>
          <table:table-cell office:value-type="string" table:style-name="ce6">
            <text:p>S 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SYLVIO HECK, ALM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AUL JOVIANO DO AMARAL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DE SOUZA FERRAZ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O SCHONBERG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AUGUSTO DE QUEIROZ ROCH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LZA MAIA COSTA FREIRE, PROFA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YRTON SENNA DA SILV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RGILIO TAVO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RESTES MAI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RTHUR BAPTISTA DA LUZ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ILIANE VERZINI SILVA, PROF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DO DA TOFORI, PE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PAULO GONCALO DOS SANTOS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ALVARENG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CAMINHO DO MAR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AMINHO DO MAR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A MARIA ALVES BENETTI, PROF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LUCIA DOS SANTOS, PROFA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MELIA RODRIGUES DE OLIVEIRA, PROF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ORINA NOWIL, PROFESSO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IDADE ADEMAR II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IDADE ADEMAR III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UBIRAJA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AMERICANOPOLI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GELOIRA DE CAMPO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ORBA GAT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HANGUE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RANCISCO MANUEL DA SILV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LSO FERREIRA DA SILVA, PROF.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AO DE DEUS BUENO DOS REIS, DR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RA CORALIN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CHADO DE ASSI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SIMIRO DE ABREU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EONOR MENDES DE BARROS, DA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EUSA MARIA ROSSI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AUDO FERREIRA DE CAMARGO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LOURDES HEREDIA MELLO, PROFA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EXANDRE CORREIA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HIQUINHA RODRIGUE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QUIM CANDIDO DE AZEVEDO MARQUES, DES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LINNEU PRESTES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DE ANDRADE RIZZINI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LAERTE RAMOS DE CARVALHO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GUALBERTO DO AMARAL CARVALH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CARLOS DE ABREU SODRE, DR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ENOR NASCENTE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NOEL CARLOS DE FIGUEIREDO FERRAZ, DES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O SUSSUMU HIRATA, DEP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SABEL VIEIRA FERREIRA, PROFA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IRADENTES, AL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EREIRA CARNEIRO, CDE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LOGERAS, MIN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ERNARDO O HIGGINS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Y PARREIRAS, ALM.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NA VIEIRA DE CARVALHO MESQUIT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ABIB CARLOS KYRILLOS, DR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NTONIO DE SAMPAIO DORIA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MANDO ARRUDA PEREI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CILDA BECKER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NELSON PIMENTEL QUEIROZ, PROF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RUZ E SOUS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ANDA COELHO DE MORAE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BS</text:p>
          </table:table-cell>
          <table:table-cell office:value-type="string" table:style-name="ce6">
            <text:p>ANNE SULLIVAN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SYLVIO DE MAGALHAES FIGUEIREDO, ALM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SANTO AMAR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S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S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A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S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S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SA</text:p>
          </table:table-cell>
          <table:table-cell office:value-type="string" table:style-name="ce6">
            <text:p>SA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SANTO AMAR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ALVARENG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CAMINHO DO MAR - DULCE SALLES CUNHA BRAGA, PROF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HELENA IRACY JUNQUEIR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MARGARIDA RODRIGUES DE OLIVEIRA, PROF.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LUS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SE SALVADOR JULIANELLI, DEP.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ONADYR MARCONDE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DO CARMO PAZOS FERNANDEZ - MADU, PROFA.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O PEQUENO SEAREIR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AUL TABAJARA VIDIGAL LEITAO, VER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UBENS GRANJA, VER.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GELA MARIA FERNANDES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LMIRA DOS SANTOS ABRANTE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ERNESTIN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IMPERIO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OMINGOS RUFINO DE SOUZ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VILA MISSIONARI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BALNEARIO MAR PAULISTA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LVARENGA</text:p>
          </table:table-cell>
          <table:table-cell office:value-type="string" table:style-name="ce6">
            <text:p>SA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CAMINHO DO MAR</text:p>
          </table:table-cell>
          <table:table-cell office:value-type="string" table:style-name="ce6">
            <text:p>SA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LIA CAMARGO PENTEADO ELIAS,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SOUZA FILHO - HENFIL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DER SADER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ENEDITO DE JESUS BATISTA LAURINDO - PE BATIST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HENRIQUE RICCHETTI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ULIO DE GRAMMONT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M</text:p>
          </table:table-cell>
          <table:table-cell office:value-type="string" table:style-name="ce6">
            <text:p>RUBENS PAIV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DE LOURDES COUTINHO TORRES, D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O CARLOS BRASILEIRO DE ALMEIDA JOBIM - TOM JOBI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ARLOS CORREA MASCARO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DALBERTO PANZAN, D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A CECILIA DEZAN ROCHA, PROFA.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RANCISCO ADAUTO RODRIGU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HEREZA MACIEL DE PAULA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ARDIM DAS LARANJEIRA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IA APARECIDA VILASBOAS,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AZENDA DA JUT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ONJ. HABITACIONAL SAO FRANCISCO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LFREDO VOLP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IUSEPPE TAVOLARO, PROF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PARECIDA CANDIDA DOS SANTOS DE JESUS - DONA CIDICA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CANDIDA DORA PINO PRETINI, PROF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SAO MATEU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ROSA DA CHIN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IMPERADOR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DA CONQUISTA I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OEL DE ALVARENGA FREIRE JUNIOR PROF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ERIKA DE SOUZA BRITO MATOS,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ROQUE SPENCER MACIEL DE BARROS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TATIANA BELINKY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I</text:p>
          </table:table-cell>
          <table:table-cell office:value-type="string" table:style-name="ce6">
            <text:p>ALTO ALEGR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ALTO ALEGR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RGINIA LORISA ZEITOURIAN CAMARGO, PROFA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RQUE BOA ESPERANCA I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MARTIN LUTHER KING JR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ARDIM PREMIAN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ARTOLOMEU CAMPOS DE QUEIRO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CARLOS NICOLETO - ZITO, PROFESSOR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AULA CRISTINA RODRIGUES, PROF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CLAMAD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WLADIMIR DE TOLEDO PIZA,PRE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IGUATEM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DIRCE GENESIO DOS SANTOS, PROF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UMI OIKAWA, PROF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MARIA LISBOA DA SILVA,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PESTALOZZI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FELIPE DOLIVEI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ESUINA NUNES BARBOS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ECILIA MEIRELL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ELIS REGINA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VICENTE DA CUNHA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ORIGENES LESS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BENJAMIN CONSTANT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CLEMENTE PEREI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CENTE DE CARVALH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TAULFO ALV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RIO DE ANDRAD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VITAL BRAZIL, D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NTONIA DE OLIVEIRA MOTA DE ARAUJO, PROF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MANOEL FIEL FILH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ADEVALDO DE MORA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LOS HUMBERTO VOLPON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LINDO CAETANO FILHO, PROF.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LOVIS BEVILACQU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HIQUINHA GONZAG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NINI DUART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ARMEM MIRANDA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JOSE MAURO DE VASCONCELO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ELICIO PAGLIUSO, PROF.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AQUIM OSORIO DUQUE ESTRADA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OELHO NETO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LINIO DE QUEIROZ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MARIA WHITAKER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DRIGO MELLO FRANCO DE ANDRAD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IVADAVIA MARQUES JUNIOR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CHILLES DE OLIVEIRA RIBEIRO, DES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JOSE LINS DO REG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NRIQUE MELEGA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TAUNAY, VISC. D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EMILIO RIBA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LORES DA CUNHA, DEP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RMANDO DE SALLES OLIVEI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RASILIO MACHADO NET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HERALDO BARBUY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NICIUS DE MORA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RODRIGUES DE CARVALH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OLIVAL COST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LAUDIO MANOEL DA COST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LCEU AMOROSO LIM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CIDADE DE OSAK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GREGORIO WESTRUPP, PE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IVETE VARGAS, DEP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VILANOVA ARTIGAS, ARQ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PAULO DUART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DANTON CASTILHO CABRAL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EMEF</text:p>
          </table:table-cell>
          <table:table-cell office:value-type="string" table:style-name="ce6">
            <text:p>DOMINGOS RUBINO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CHARLES CHAPLIN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BENEDITO MONTENEGRO, PROF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I</text:p>
          </table:table-cell>
          <table:table-cell office:value-type="string" table:style-name="ce6">
            <text:p>RACHEL MESQUITA DE SALLES OLIVEI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AMELIA, IMP. DA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EMEF</text:p>
          </table:table-cell>
          <table:table-cell office:value-type="string" table:style-name="ce6">
            <text:p>FORTE DOS REIS MAGO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RETORIA REGIONAL DE EDUCACAO SAO MATEU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ASSISTENCIA ADMINISTRATIVA-CE S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SUPERVISAO ESCOLAR - S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DE ORIENTACAO TECNICO-PEDAGOGICA-CE S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LANEJAMENTO-CE S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DIVISAO TECNICA DE PROGRAMAS ESPECIAIS-CE SM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DIR EDUC</text:p>
          </table:table-cell>
          <table:table-cell office:value-type="string" table:style-name="ce6">
            <text:p>NUCLEO DE APOIO E ACOMPANHAMENTO PARA APRENDIZAGEM-NAAPA-SM</text:p>
          </table:table-cell>
          <table:table-cell office:value-type="string" table:style-name="ce6">
            <text:p>SM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<text:s/>CIEJA - CENTRO INT ED JOVENS E ADULTOS - IGUATEMI 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CENTRO INT ED JOVENS E ADULTOS - VILA PRUDENTE/SAPOPEMB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IEJA</text:p>
          </table:table-cell>
          <table:table-cell office:value-type="string" table:style-name="ce6">
            <text:p>MARLUCIA GONCALVES DE ABREU, PROFESSO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SAO MATEU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SAO RAFAEL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ROSA DA CHIN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SAPOPEMB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</text:p>
          </table:table-cell>
          <table:table-cell office:value-type="string" table:style-name="ce6">
            <text:p>ALTO ALEGR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ITA GARIBALD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NTONIO MERLOTH, PE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ASSMA CURIAT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CELIA PERES SUNHIG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INEZITA BARROS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ELIZABETH SOUZA LOBO GARCI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ADUTOR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OLONIAL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COLORADO</text:p>
          </table:table-cell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HELEN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NOVE DE JULH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ODOLFO PIRAN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ROSELY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SANTO ANDR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TIET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VERA CRUZ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ARDIM VILA CARRA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O FRANCISCO DE HARO, VE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LUIZ GONZAGA DO NASCIMENTO J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COS MELEGA, VE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CURS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NTA MADALEN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PARQUE SAO RAFAEL II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ROBERTO GOMES PEDROSA, VER.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TEOTONIO VILEL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JOAO UBALDO RIBEIR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DOMINGUINHO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SAO MATEU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SAO RAFAEL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ROSA DA CHINA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RUBEM ALVES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U CEI</text:p>
          </table:table-cell>
          <table:table-cell office:value-type="string" table:style-name="ce6">
            <text:p>ALTO ALEGRE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EI DIRET</text:p>
          </table:table-cell>
          <table:table-cell office:value-type="string" table:style-name="ce6">
            <text:p>MARIA APARECIDA NASCIMENTO</text:p>
          </table:table-cell>
          <table:table-cell office:value-type="string" table:style-name="ce6">
            <text:p>SM</text:p>
          </table:table-cell>
          <table:table-cell office:value-type="float" office:value="0" table:style-name="ce7">
            <text:p>0</text:p>
          </table:table-cell>
          <table:table-cell table:number-columns-repeated="16380"/>
        </table:table-row>
        <table:table-row table:number-rows-repeated="1046938" table:style-name="ro2">
          <table:table-cell table:number-columns-repeated="16384"/>
        </table:table-row>
      </table:table>
      <table:table table:name="CP" table:style-name="ta1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1">
            <text:p>TIPO</text:p>
          </table:table-cell>
          <table:table-cell office:value-type="string" table:style-name="ce11">
            <text:p>DESLOC</text:p>
          </table:table-cell>
          <table:table-cell office:value-type="string" table:style-name="ce11">
            <text:p>SIGLA</text:p>
          </table:table-cell>
          <table:table-cell office:value-type="string" table:style-name="ce11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LOYSIO DE MENEZES GREENHALGH, VER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TONIO JOAO ABDALLA, DR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BENEDICTO ROCHA, VER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DADE DE GENEBR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OHAB RAPOSO TAVARES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DAS VERTENTES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JULIET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OZI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INHEIROS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IO PEQUENO II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OBERTO ARANTES LANHOSO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LVADOR LO TURCO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O JORGE ARPOADOR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YVONE LEMOS DE ALMEIDA FRAG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YVONE MALUHY JOSEPF SABG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LEILA GALLACI METZKER, PROF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BUTANT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UIRAPURU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BUTANTA</text:p>
          </table:table-cell>
          <table:table-cell office:value-type="string" table:style-name="ce12">
            <text:p>BT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ESAR ARRUDA CASTANHO, DEP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BUTANT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UIRAPURU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CIDES GONCALVES ETCHEGOYEN, GEN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IPIO ANDRADA SERPA, TTE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IPIO CORREA NETO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VARO SILVA BRAGA, GEN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MORIM LIMA, DES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THUR WHITAKER, DES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RASIL-JAPAO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AISY AMADIO FUJIWARA, PROFA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EODORO DA FONSECA, MAL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A TEREZINHA CHICA MEDEIROS, PROFA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UCANDARIO DOM DUARTE, ANEXA AO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UCLYDES DE OLIVEIRA FIGUEIREDO, GEN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BRAHIM NOBRE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LEUSA CAETANO DA SILVA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PAULO VI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XXIII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DE ALCANTARA MACHADO FILHO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DIAS DA SILVEIRA, DR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LIO MESQUITA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Z EDUARDO MATARAZZO, CDE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LICE BORGES GHION, PROFA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NTONIETA D'ALKIMIN BASTO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AVO PEZZOTTI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NAV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BERTO MANGE, PROF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OLANO TRINDADE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ARSILA DO AMARAL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EOFILO BENEDITO OTTONI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HEODOMIRO DIAS, DES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ANNA MOOG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LA MUNCK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UISIO DE ALMEID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BENTO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BRANCO LEFEVRE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CARLOS PACHECO E SILVA, PROF.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ENEDICTO CASTRUCCI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MILLO ASHCAR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OLINA MARIA DE JESUS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OLINA RIBEIRO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YCIE MENDES CARNEIRO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ALMO DO VALLE NOGUEIRA, DES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MIR MACEDO NOGUEIR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RNANDO PESSO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ILBERTO CHAVES, DEP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SABEL COLOMBO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NEGRAO, CEL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RGE ADILSON CANDIDO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APARECIDA VITA PIANTE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JOSE GALVAO DE FRANCA PINTO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ZINHA REZENDE FUSARI, PROF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ONTE CASTELO</text:p>
          </table:table-cell>
          <table:table-cell office:value-type="string" table:style-name="ce12">
            <text:p>B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ORENO, CTE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IDA MALDI CORAZZA, EDUCADOR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SCAR PEDROSO HORTA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SO DE MORAES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RO NETO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IO PEQUENO I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NALDO PORTO MACEDO, PROF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IDE SETUBAL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ZILDA DE FRANCESCHI, PROFA.</text:p>
          </table:table-cell>
          <table:table-cell office:value-type="string" table:style-name="ce12">
            <text:p>B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IRTON PEREIRA DA SILVA, FRE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LBERTINA RODRIGUES SIMON, PROF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URINDO DOS SANTOS FREIR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BRYAN BIGUINATI JARDIM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D FRANCO, VER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LFRIDA ZUKOWSKI JARDIM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UMERCINDO DE PADUA FLEURY, VER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APEL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ATANDUV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OPACABAN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DIONISI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DOM JOS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GUARUJ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KAGOHAR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KLEIN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ACEDONI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ARIA ALIC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NAKAMUR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OSA MARI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BENTO VELH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JOAQUIM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LUIZ 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LUIZ I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MANOEL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OUZ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TRES ESTRELA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UMARIZAL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OLIVEIRA ALMEIDA DINIZ, VER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ATHALIA PEDROSO ROSEMBURG, DR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OLGA BENARIO PRESTE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FERNAND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FIGUEIRA GRAND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NOVA SANTO AMAR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REGIN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NTA MARGARID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NTO ANTONI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ULO COCHRANE SUPLICY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ULO E ADMAR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TANCREDO DE ALMEIDA NEVES, PRES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ALU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PRAI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<text:s/>VILA DO SOL 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CAPAO REDOND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CASA BLANCA 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IRAPAR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JARDIM ANGEL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LAZARA VEIGA CATELLAN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PARQUE DO LAG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AMPO LIMP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ANTOS DO AMANHECER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APAO REDOND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ASA BLANC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GUARAPIRANG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AISOPOLI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VILA DO SOL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YOLANDA DE SOUZA SANTALUCI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ANTOS DO AMANHECER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ASA BLANC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FEITICO DA VIL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HERMES FERREIRA DE SOUZ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OSE SARAMAG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RIO FITTIPALD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ARAISOPOLIS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VILA DO SOL</text:p>
          </table:table-cell>
          <table:table-cell office:value-type="string" table:style-name="ce12">
            <text:p>CL</text:p>
          </table:table-cell>
          <table:table-cell office:value-type="float" office:value="3" table:style-name="ce1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CANTOS DO AMANHECER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CASA BLANC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FEITICO DA VIL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GUARAPIRANG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LOREANE LALLO, PROF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LUIZA HELENA FERREIRA, PROF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ARAISOPOLI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VILA DO SOL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22 DE MARC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DHEMAR DE BARROS, PREF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IRTON ARANTES RIBEIRO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NA SILVEIRA PEDREI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ALVES DA SILVA, SG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ESTANISLAU DO AMARAL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MPO LIMPO II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MPO LIMPO II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OLINA RENNO RIBEIRO DE OLIVEIR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SARAO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HACARA SONHO AZUL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LEMENTE PASTORE, PROF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YRO ALBUQUERQUE, DEP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E GAULLE, GEN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EZOITO DO FORT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ONATO SUSUMU KIMU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IVALDO DOS SANTOS DANTAS, PROF.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UCLIDES DA CUNHA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AGUNDES VARELLA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CISCO REBOL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IANFRANCESCO GUARNIER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RBERT DE SOUZA - BETINH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RACEMA MARQUES DA SILVEIRA, PROFA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MITSUTANI I - PAULO PATARRA, JORNALIST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PEDRO DE CARVALHO NETO, DR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RGE AMERICANO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BLOTA JUNIOR, DEP.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FRANCISCO CAVALCANTE, PROF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OLYMPIO PEREIRA FILHO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ONARDO VILLAS BOA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VY DE AZEVEDO SODRE, PROF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ORENCO MANOEL SPARAPAN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Z TENORIO DE BRITO, CEL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 BOI MIRIM I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 BOI MIRIM II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BERENICE DOS SANTOS, PROFA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RITA DE CASSIA PINHEIRO SIMOES BRAGA, PROFA.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RITA LOPES PONTES - IRMA DULC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MARQUES DE OLIVEIRA, PROF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MOURA E ALBUQUERQUE, BEL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RANGEL, CEL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LI FERRAZ TORRES BONFIM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URICIO SIMA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URO FACCIO GONCALVES - ZACARI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LLOR FERNANDES, JORNALIST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ODESTO SCAGLIUS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IVEIRA VIAN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TONIEL MOTA</text:p>
          </table:table-cell>
          <table:table-cell office:value-type="string" table:style-name="ce12">
            <text:p>CL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LIMERCIO DE REZENDE, CEL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COLOMBO PEREIRA DE QUEIROZ, DES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FREIRE, PROF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RIMETRAL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RACINHAS DA FEB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ROCOPIO FERREI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ICARDO VITIELLO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OCRATES BRASILEIRO SAMPAIO DE SOUSA VIEIRA DE OLIVEI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YNESIO ROCHA, MIN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ERESA MARGARIDA DA SILVA E ORT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EREZINHA MOTA DE FIGUEIRED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HEODOMIRO MONTEIRO DO AMARAL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ERA LUCIA FUSCO BORB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EREMUNDO TOTH, DOM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ZULMIRA CAVALHEIRO FAUSTIN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AIDE BUENO RODRIGUES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DORINHA DOS BEIRAI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GENOR DE OLIVEIRA - CARTOL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ISIO TEIXEI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ACY DE ALMEID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SSIS CHATEAUBRIAND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STROGILDA DE ABREU SEVILHA, PROF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ARBARA HELIODORA GUILHERMINA DA SILVEIR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MPO LIMP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MPO LIMPO V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DE LAET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TULO DA PAIXAO CEARENS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HACARA SANTA MARI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HACARA SONHO AZUL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ARICE LISPECTOR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NJ. HABITACIONAL VALO VELH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ANTE MOREIRA LEITE, PROF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INAH SILVEIRA DE QUEIROZ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OLORES DURAN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RANCISCA JULIA DA SILV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EORGE SAVALLA GOMES - CAREQUINH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UIOMAR PICCINALI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NETE CLAIR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KAGOHARA 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NOVO SANTO AMARO - ALICE ALVES MARTINS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NA MITSUE ISHII, PROFA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QUIM MANUEL DE MACED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ULITTA PRADO ALVES DE LIMA, D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Z DA CAMARA CASCUD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CLARA MACHADO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ARY PIRES, MAL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SETTE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URO BAPTISTA, PE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ITSUTANI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ORIMAR TEIXEIR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RLANDO DE ALVARENGA GAUDIO, PROF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BOLOGNE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FIGUEIRA GRANDE 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SANTO ANTONIO 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ULO ZINGG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RIMETRAL 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IRAJUSSAR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BERTO BURLE MARX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SEMARY SILV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SILDA SILVIO SOUZA, PROFA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UBENS NASCIMENTO DA SILVA - MEXICAN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LOMAO JORGE, DEP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CALU I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REMO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WILMA ALVARENGA DE OLIVEIRA, PROFA.</text:p>
          </table:table-cell>
          <table:table-cell office:value-type="string" table:style-name="ce12">
            <text:p>CL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ZULEIKA PEREIRA LEITE, PROFA.</text:p>
          </table:table-cell>
          <table:table-cell office:value-type="string" table:style-name="ce12">
            <text:p>CL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YRTON SENNA DA SILV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OHAB FARIA LIMA,BRIG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OUGLAS DANIEL NASCIMENT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ERALDO DE ARRUDA PENTEADO, CEL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ELIAN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NOVO PARELHEIR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EIMBERG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EPUBLIC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ILVEIR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OMAR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TRES CORACOE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UNIVERSITARI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ADRIANO MARREY JR., VE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FERREIRA KEFFER, VE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MOLINA JR., VER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ITIKO MATSUSHITA NEVOEIR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ICOLAI NICOLAEVICH KOCHERGIN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AMERIC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COCAI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GRAJAU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EDRO HENRIQUE SIQUEIRA LIM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ANDA MARIA RODRIGUES DOS SANTOS, PROF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ELEIR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YOJIRO TAKAOK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MEI</text:p>
          </table:table-cell>
          <table:table-cell office:value-type="string" table:style-name="ce12">
            <text:p>JARDIM KIOT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IDADE DUTR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NAVEGANTE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ELHEIR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TRES LAG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VILA RUB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IDADE DUTR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ARDIM ELIAN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NOEL VIEIRA DE QUEIROZ FILH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TRES LAGO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VILA RUBI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MILTON SANTOS, PROF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NAVEGANTE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ARELHEIR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TRES LAGO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VILA RUB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FRANIO DE MELLO FRANCO, D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DINA ANALIA AGOSTINHA TADDEO CONDE, PROF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MEIDA JUNIOR, PROF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YRTON OLIVEIRA SAMPAIO, PROF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FRANCISCO GASPAR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ONSTELACAO DO INDIO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AMIAO, FRE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LIZA RACHEL MACEDO DE SOUZA, PROFA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LORESTAN FERNANDES, PROF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ENY MARIA MUNIZ ALMEIDA KLEIN PUSSINELLI, PROFA.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ITOR DE ANDRADE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DA SILVA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DE DEUS CARDOSO DE MELL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QUIM BENTO ALVES DE LIMA NET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AMADEI, ENG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PEGORARO, PE.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OURIVAL BRANDAO DOS SANTOS</text:p>
          </table:table-cell>
          <table:table-cell office:value-type="string" table:style-name="ce12">
            <text:p>CS</text:p>
          </table:table-cell>
          <table:table-cell office:value-type="float" office:value="-1" table:style-name="ce1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NOEL DE ABREU, D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NA MELANDER COUTINHO, PROF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GUEL VIEIRA FERREIRA, D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LTON FERREIRA DE ALBUQUERQUE, PROF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EGARIO MARIAN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SETUBAL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GERALDO SCHUNCK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LACIDO DE CASTR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LINIO MARCOS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LINIO SALGAD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EODOMIRO TOLEDO PIZA, DES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ULYSSES DA SYLVEIRA GUIMARAES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ARGEM GRANDE</text:p>
          </table:table-cell>
          <table:table-cell office:value-type="string" table:style-name="ce12">
            <text:p>CS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ARGEM GRANDE I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BERT SABIN, DR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GELO KRET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ISTIDES NOGUEIRA, DR.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URELIO BUARQUE DE HOLANDA FERREIR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MINHO DOS MARTIN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NAL DO COCAI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DRUMMOND DE ANDRADE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STRO ALVE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ARA NUNE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RAJAU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GAIVOTAS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MYRN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NOVO PARELHEIROS 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SÃO BERNARD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CANDID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LA TORRE, PROF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ROSCHEL CHRISTI - JUCA ROCH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S TRAVASSO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Z GONZAGA DO NASCIMENTO - GONZAGA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EUGENIA FAKHOURY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LICE MENCARINI FORACCH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DILEA BOTTA DE MATTOS, PROFA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RLANDO VILLAS BOA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SVALDO CORDEIRO DE FARIAS, MAL.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COCAIA I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EIRA I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ECANTO CAMPO BELO - DIRCE ZILLESG BORGES DOS SANTOS, PROF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IO BRANCO, BR. DO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ERGIO CARDOSO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ARGEM GRANDE I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NATAL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RIATO CORREIA</text:p>
          </table:table-cell>
          <table:table-cell office:value-type="string" table:style-name="ce12">
            <text:p>CS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ZUMBI DOS PALMARES</text:p>
          </table:table-cell>
          <table:table-cell office:value-type="string" table:style-name="ce12">
            <text:p>CS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ASA VERDE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UILHERME HENRIQUE PINTO COELH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ONJOL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ONTE ALEGRE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PER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PRIMAVERA 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NTA TEREZ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VISTA ALEGRE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O TONIOLO, VER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CIA RICCO FERRAZ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JOSE DE SOUZ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EYNALDO DE MARIA FREITAS E SILVA, PROF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BRASILANDI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PENTEAD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PRAD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JARDIM PAULISTAN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Z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ARDIM PAULISTAN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TEOTONIO VILELA, SEN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ARDIM PAULISTAN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AZ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MARIO PEREIRA BICUDO, PROF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DRE RODRIGUES DE ALCKMIN, PROF.</text:p>
          </table:table-cell>
          <table:table-cell office:value-type="string" table:style-name="ce12">
            <text:p>FO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GELINA MAFFEI VITA, DA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PRUDENTE, PROF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OLDO DE AZEVEDO, PROF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IRA ALAYDE ALVARENGA MEDEA, PROFA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STRO ALVES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ECILIA MORAES DE VASCONCELOS, PROFA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LIAS DE SIQUEIRA CAVALCANTI, DR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RICO VERISSIM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EDERICO GUSTAVO DOS SANTOS, TTE. AVIADOR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ARCIA DAVILA, CTE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ERALDO SESSO JUNIOR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ILBERTO DUPAS, PROF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UMBERTO DANTAS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DAMASCENO 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GUARANI - JOSE ALFREDO APOLINARIO, PROF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NINHA GRASSI FAGUNDES, PROFA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AMOS COMENIUS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HERMINIO RODRIGUES, CEL. PM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ILIAN MASO, PROFA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CILIO DIAS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PARECIDA RODRIGUES CINTRA, PROFA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LTOM CAMPOS, SEN.</text:p>
          </table:table-cell>
          <table:table-cell office:value-type="string" table:style-name="ce12">
            <text:p>FO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EIR AUGUSTO LOPES, PROF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ILO PECANHA, PRES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SVALDO QUIRINO SIMOES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NOGUEIRA FILH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AMERIC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LINIO AYROSA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RIMO PASCOLI MELARE, PROF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AUL FERNANDES, EMB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BERTO PATRICIO, PROF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EBASTIAO NOGUEIRA DE LIMA, DES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HEO DUTR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ZILKA SALABERRY DE CARVALH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25 DE JANEIR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7 DE SETEMBR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BELARDO GALDINO PINTO - PIOLIN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EX FREUA NETTO, VER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EXANDRE GAMA, CEL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ITA GARIBALD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CALLAD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LINDO VEIGA DOS SANTOS, PROF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ERNARDINO PIMENTEL MENDES, DR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ERTHA LUTZ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ILAC PINTO, MIN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IO GRACO DA SILVA PRAD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ULCE HAUCK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UARDO GOMES, BRIG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NZO SILVEIRA, DR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LIPE MESTRE JOU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MONJOLO 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CANAVO FILHO, CEL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ROBSON COSTA DE ARAUJO, BOMBEIR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ULIO DE MESQUITA FILHO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CAS NOGUEIRA GARCEZ, GOV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OEL PRETO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UEL BANDEIR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LUCIA PETIT DA SILVA, PROFA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TINS FONTES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AIR CORREA BUARQUE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LSON MANDEL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DILIO DENYS, MAL.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AVO BILAC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ORTO NACIONAL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SA E CAROLINA AGAZZI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ITO LIVIO FERREIRA, PROF.</text:p>
          </table:table-cell>
          <table:table-cell office:value-type="string" table:style-name="ce12">
            <text:p>FO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CENTE PAULO DA SILVA</text:p>
          </table:table-cell>
          <table:table-cell office:value-type="string" table:style-name="ce12">
            <text:p>FO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DHEMAR FERREIRA DA SILV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LICE APARECIDA DE SOUZ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BARBARA HELIODOR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DADE TIRADENTES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ONJ. PRESTES MAI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ERALDO MAGELA PERON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ACIO MONTEIR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CONFIDENTES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PAUL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QUIM GOUVEIA FRANCO JR., VER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CELYNE GUIMARAES FERNANDES DE MELL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USCELINO KUBITSCHEK OLIVEIRA, PRES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LUCIANO MENDES DE ALMEIDA, DOM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DRE PAULIN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AUGUSTA DE PAULA PROF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CONCEICAO MONTEIRO AYRES, PROF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ELCIA FLORENCIO DE MORAIS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LIA DE DIRCEU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O PEREIRA COSTA, PROF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EIDE KETELHUT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EDRO BRASIL BANDECCHI, VER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TITO DE ALENCAR, FREI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MARILEN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ZACARIA MAURO FACCIO GONCALVES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GUA AZUL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EVANIR APARECIDA HILARIO, PROF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JOSELY MARIA CARDOSO BENT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SILVANA APARECIDA TOBIAS, PROFA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AGUA AZUL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INACIO MONTEIR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AMBEIR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LAJEADO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EDNA ALVES DE SOUSA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INACIO MONTEIR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IRENE MANKE MARQUES, PROFA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THERESINHA SQUINCA DA SILVA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EXANDRE DE GUSMA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EXANDRE VANNUCHI LEME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NA LAMBERGA ZEGLIO, VER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DAVILA, PROF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PEREIRA IGNACI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URELIANO LEITE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IO SERGIO POMPEU DE TOLEDO, DEP.</text:p>
          </table:table-cell>
          <table:table-cell office:value-type="string" table:style-name="ce12">
            <text:p>G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ELIA REGINA ANDERY BRAGA, PROF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LAUDIA BARTOLOMAZI, PROFA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ONJ HABITACIONAL BARRO BRANCO II - C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IAS GOMES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LIAS SHAMMASS</text:p>
          </table:table-cell>
          <table:table-cell office:value-type="string" table:style-name="ce12">
            <text:p>G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LINA COUTINHO LOURENCO ALVES, PROFESSOR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DEMIA DE GODOY, PROFA.</text:p>
          </table:table-cell>
          <table:table-cell office:value-type="string" table:style-name="ce12">
            <text:p>G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NA ANGELICA DE JESUS, MADRE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DE LIMA PAIVA, PROF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RIBEIRO DE BARROS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EL FERNANDES DE SOUZA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AUGUSTO CESAR SALGADO, DR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SCELINO KUBITSCHEK DE OLIVEIRA, PRES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S CARLOS PRESTES, SEN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Z ROBERTO MEGA, PROF.</text:p>
          </table:table-cell>
          <table:table-cell office:value-type="string" table:style-name="ce12">
            <text:p>G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ILSON DELANE, PROF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PARECIDA DO NASCIMENTO, PROFA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PARECIDA MAGNANELLI FERNANDES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URICIO GOULART</text:p>
          </table:table-cell>
          <table:table-cell office:value-type="string" table:style-name="ce12">
            <text:p>G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INDA MENEZES SERRA VIDAL, PROFA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QUIRINO CARNEIRO RENNO, PROF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ATURNINO PEREIR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NTE E CINCO DE JANEIR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LADIMIR HERZOG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OSWALDO ARANHA BANDEIRA DE MELLO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DONIRAN BARBOS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MACIO MAZZAROPI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A PAULA APARECIDA DINIZ PRIMO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PEREIRA LIM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TA PEREIRA DE QUEIROZ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ORACI DOS SANTOS RAMOS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ULCE SALLES FERRAZ, PROFA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UARDO KNEESE DE MELLO, PROF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LISA KAUFFMANN ABRAMOVICH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LISIARIO RODRIGUES DE SOUSA, PROF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LIZA MARA TORRES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ULVIA ROSEMBERG, PROFA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ESSY GEBARA, PROFA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IANFEDERICO PORTA, PROF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HELENA LOPES SANTANA DA SILVA, PROFA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ROBERTO DE CASTRO RIBEIRO, PROF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KLAUS REINACH, ENG.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CILIA DE ANDRADE FERREIRA, PROFA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GDALENA TAGLIAFERRO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GARIDA MARIA ALVES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APARECIDA LARA COIADO, PROFA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BENI, DEP.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DUVALDO VIANA FILH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GA BENARIO PRESTES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ULO CAMILHIER FLORENCAN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AUL NEMENZ, PROF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DRIGUES DE ABREU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MUEL WAINER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OMAS GALHARDO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ALDIR AZEVEDO</text:p>
          </table:table-cell>
          <table:table-cell office:value-type="string" table:style-name="ce12">
            <text:p>G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WILSON REIS SANTOS</text:p>
          </table:table-cell>
          <table:table-cell office:value-type="string" table:style-name="ce12">
            <text:p>G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<text:s/>ICAMI TIB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13 DE MAI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DUARDO DE CAMPOS ROSMANINHO, DR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NEDINA DE SOUSA CARVALH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FRANCISCO PEREZ, VER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ENOVEVA DASCOLI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REGORIO WESTRUPP, PE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DIANOPOLI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EZ MENEZES MARIA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OCOOP IPIRANGA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LIMAX II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GUAIRAC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DE MOURA, VER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GOMES DE MORAES NETTO, VER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ONUMENT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FONGAR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NTA TERES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ILVIA COVA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UZANA CAMPOS TAUIL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CENTINA VELASCO, AS. SOCIAL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WILSON JOSE ABDALL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MENINO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QUE BRISTOL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AMPOS SALLES, PRES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RA CRISTINA TARTAGLIA SENA, PROFA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ENINO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ANTONIO FRANCISCO LISBO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BENNO HUBERT STOLLENWERK, PE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LUCIANA AZEVEDO POMPERMAYER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HELEN KELLER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BRAO HUCK, DR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TINO ARANTE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VARES DE AZEVED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DE ALCANTARA MACHAD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UREA RIBEIRO XAVIER LOPES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SSIANO RICARDO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XIAS, DUQUE DE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ELSO LEITE RIBEIRO FILHO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LEOMENES CAMPO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URICO GASPAR DUTRA, MAL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ARIA LIMA, BRIG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CISCO DA SILVEIRA BUENO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CISCO MEIRELLES, DES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RCILIA DE CAMPOS COST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RINEU MARINH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EAN MERMOZ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CARLOS DA SILVA BORGES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QUIM NABUCO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DO PATROCINI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MARIA LISBOA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AO MACHADO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Z GONZAGA DO NASCIMENTO JR. - GONZAGUINH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NOEL DE PAIVA, PE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LENE RONDELLI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SCARENHAS DE MORAES, MAL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AVO FONTOUR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SORIO, GEN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RICLES EUGENIO DA SILVA RAMO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RUDENTE DE MORAIS, PRES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QUEIROZ FILHO, PROF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BERTO PLINIO COLACIOPPO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UTH LOPES ANDRADE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YLVIA MARTIN PIRES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FONSO CELS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BERTO DE OLIVEIR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CEU MAYNARD DE ARAUJO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A ROSA DE ARAUJO, DA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GELO MARTIN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ITA COSTA, D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FIGUEIREDO AMARAL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RUBBO MULLER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MANDO DE ARRUDA PEREIR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ATISTA CEPELO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RENNO FERRAZ DO AMARAL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EDUARDO DE CAMARGO ARANHA, DR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VALHO PINTO, GOV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IDADE DO SOL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ELFINO AZEVED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ATIMA REGINA DA CRUZ SABINO CALACA, PROFA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IJO, REG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ABRIEL PRESTE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HEITOR VILLA LOBOS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GNACIO HENRIQUE ROMEIRO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SABEL, PRINC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SOLINA LEONEL FERREIRA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THEODORO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QUIM ANTONIO DA ROCH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VERISSIM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MARIA ESCRIVA, BEM-AVENTURAD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CY GARCIA SALGADO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UEL SOARES NEIVA, CEL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LUIZA MORETTI GENTILE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MARQUES E SERRA, PE.</text:p>
          </table:table-cell>
          <table:table-cell office:value-type="string" table:style-name="ce12">
            <text:p>I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SA RICCA XIMENES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ILTON IMPROTA, PROF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ONTEIRO LOBAT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ONTESE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SWALDO CRUZ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TAVIO JOSE DA SILVA JUNIOR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TRICIA GALVA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ULO ALVES, TTE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I, D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QUINTA DAS PAINEIRAS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NTO DIAS DA SILV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O PAULO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EBASTIAO SANCHES MARTINES, PROF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ENA MADUREIR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ILVIO CALDAS, COMPOSITOR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HEREZINHA BATISTA PETTAN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EMA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ZENAIDE GRANDINI, PROFA.</text:p>
          </table:table-cell>
          <table:table-cell office:value-type="string" table:style-name="ce12">
            <text:p>I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RAUCARIA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ABREUVA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ELSO DANIEL, PROF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ORYNTHO BALDOINO DA COSTA FILHO, VER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ANIELLE MONTEIRO, GCMF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OROTHY STANG, MISSIONARI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LIAS PEREIRA DE MELO, PE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ABRIEL NOGUEIRA DE QUADROS, VER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GOITI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CARAND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NTA MARI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PEDR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O BENTO DE CARVALH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APARECIDA SIQUEIRA CAMPO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ADA XV DE NOVEMBR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GUARANI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VOY CITY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ARMOSIN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HUC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RAMO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SANTA TERESINH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DELAIDE TERESA LOPES CIMONARI, PROF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ZUL DA COR DO MAR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DIRCE MIGLIACCI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ONCEICAO APARECIDA DE JESUS, PROFA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RIA APARECIDA DE SOUZA CAMPOS, PROF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AULO GOMES CARDIM, PROF. DR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ARICANDUV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FORMOS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ARDIM VILA NOV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OSE GASPAR, D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8 DE MAIO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GUAS DE MARCO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DUARTE DE ALMEIDA, PROF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TUR NEIVA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URELIO ARROBAS MARTINS, PROF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YRES MARTINS TORRES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ARTOLOMEU LOURENCO DE GUSMA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ENEDITO CALIXTO</text:p>
          </table:table-cell>
          <table:table-cell office:value-type="string" table:style-name="ce12">
            <text:p>IQ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CHAGA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LOTILDE ROSA HENRIQUES ELIAS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ORREIA DE MELLO, BRIG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ANYLO JOSE FERNANDE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UARDO PRAD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CISCO ALVES MENDES FILHO - CHICO MENDE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ILMAR TACCOLA , PROF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UIMARAES ROS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AROLDO VELOSO, BRIG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NAOKI SUMITA, DR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QUERINO RIBEIR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LIO CESAR DE MELO E SOUSA-MALBA TAHAN, PROF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KENNEDY, PRES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LLET, MAL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COVAS, GOV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QUETTE PINT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EBASTIAO FRANCISCO, O NEGR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ERGIO MILLIET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CENTINA RIBEIRO DA LUZ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BERTO MESQUITA DE CAMARGO, PROF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GONCALVES DIA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PARECIDA MARIA DE MENDONCA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EGONIA REAL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UENO DE AZEVEDO, DR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JEREISSATI, SEN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CILIA SANT ANNA DE SOUZA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IDADE A E CARVALH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NJ. HABITACIONAL GOITI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ENISE MERCIER RODRIGUES AGUIAR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RNANI SILVA BRUN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LORIANO PEIXOTO, MAL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LORINDA ROBERTO QUEIROZ DE CASTR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RANCISCO ROQUETTI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LAUBER ROCH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LEBA DO PESSEG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MARILI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ORTALE, PROF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RUBENS MARCELO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DUARTE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EONARDO VAN ACKER, PROF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S BIRAGHI, MONSENHOR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Z PEREIRA, PROF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OEL DA NOBREGA, PE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HELENA BARBOSA MARTINS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LAURA DE SOUZA CAMPOS, PROFA.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MONTESSORI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IROEL SILVEIR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AJLA CURI IZAR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YL GOMEZ MARTIN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ILDO DO AMARAL JUNIOR, PE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ANDYA PERES RIBEIRO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SAVOY CITY</text:p>
          </table:table-cell>
          <table:table-cell office:value-type="string" table:style-name="ce12">
            <text:p>IQ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CHAVES, MIN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IRATININGA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NALD DE CARVALHO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UZANA EVANGELINA FELIPPE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YLVIA VARONI DE CASTRO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HEREZA THE DE CARVALHO, PROFA.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CENTE MATHEUS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VERDE</text:p>
          </table:table-cell>
          <table:table-cell office:value-type="string" table:style-name="ce12">
            <text:p>IQ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DELAIDE LOPES RODRIGU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ITA CASTALDI ZAMPIROLLO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ANTIDIO NOGUEIRA SAMPAIO, VER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ELIA REGINA KUHL, PROF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DADE NOVA DO PARQUE NOVO MUNDO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RISTINA, ME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RMANO MARCHETTI, VER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FERNAO DIA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FRANCISCO MARCONDES OLIVEIRA, VER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DAS PEDRA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JAPA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QUIM THOME FILHO, VER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LAUZANE PAULISTA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AUXILIADORA DA SILV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HENRIQUETA CATITE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O DA COSTA BARBOS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CASA DE PEDR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EDU CHAV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NOVO MUND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BASILEI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ONSTANC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GUSTAVO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WILSON DANGELO BRAZ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JACAN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ACANA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ACAN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LUCIE BRAY, ME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DOLPHO OTTO DE LAET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BERTO SANTOS DUMONT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SANT ANA GALVAO, FREI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Y GOMES, CEL.</text:p>
          </table:table-cell>
          <table:table-cell office:value-type="string" table:style-name="ce12">
            <text:p>JT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ELIA REGINA LEKEVICIUS CONSOLIN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SON RODRIGU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NEAS CARVALHO DE AGUIAR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SMERALDA SALLES PEREIRA RAMOS, PROFA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KLYN AUGUSTO DE MOURA CAMPOS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ASTAO MOUTINHO, CTE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LENA LOMBARDI BRAGA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LIO FRANCO CHAVES, CEL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IPOLITO JOSE DA COST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FONTALIS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DOMINGUES SAMPAI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RAMOS - PERNAMBUCO - ABOLICIONIST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LIO MARCONDES SALGADO, GEN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OURENCO FILH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COS MELEG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HELENA FARIA LIMA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TIN FRANCISCO RIBEIRO DE ANDRAD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XIMO DE MOURA SANTOS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ILCE CRUZ FIGUEIREDO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OE AZEVEDO, PROF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CTAVIO PEREIRA LOP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IVA IRENE BAYERLEIN SILV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CARNEIRO THOMAZ ALVES, GAL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I, D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AUL DE LEONI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DRIGUES ALV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MAO GOMES, CEL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NDON, MAL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UY BARBOS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HIRLEY GUIO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AMANDARE, ALM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ANTONIO SAMPAIO, VER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DERVILLE ALLEGRETTI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9 DE JULH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A NERI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CHIETA, PE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THUR ETZEL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GOME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LSO DE SOUSA OLIVEIRA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IDADE FERNAO DIA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EIDE MOREIRA DOS SANTOS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INA KUTNER DE SOUZA - DINA SFAT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ALZIR SAMPAIO LIPORONI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U CHAVES, AVIADOR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UARDO CARLOS PEREIR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NIO CORREA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UDOXIA DE BARROS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RNANDO CAMARGO SOARES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LAVIO IMPERI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INA DE MARTINO, DR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TALO BETTARELLO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NIO QUADROS, PRES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NISE MAXIMO DA FONSECA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AUGUSTO CESAR, DR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BONIFACIO DE ANDRADA E SILV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JOAQUIM DA SILVA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AURA FUNFAS LE SUEUR, PROFA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OURENCO FILHO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S GAMA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GARETH DE FATIMA MARQUES DE AZEVEDO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ISABEL PACHECO DE ALMEIDA RIBEIRO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YOLANDA DE SOUZA PINTO HAHNE, DA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NA NOGUEIRA DE SOUZA MARTINS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TTILIA DE JESUS PIRES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ALVARES CABRAL MORAES, PROF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VA POPOVIC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AUFIK DAUD KURBAN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ERA ARNONI SCALQUETTI, PROFA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WALFRIDO DE CARVALHO, CEL.</text:p>
          </table:table-cell>
          <table:table-cell office:value-type="string" table:style-name="ce12">
            <text:p>JT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YUKIO OZAKI, PROF.</text:p>
          </table:table-cell>
          <table:table-cell office:value-type="string" table:style-name="ce12">
            <text:p>JT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RTURO DE ANGELIS, MAESTR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HACARA DONA OLIVI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DADE PEDRO JOSE NUN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ONJ. HABITACIONAL TEXIM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URUCA VELH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ORALICE PEREIRA DE SOUZA LEONARD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URVAL MIOLA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HELENA PEREIRA DE MORA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HIGINO PELLEGRINI, VE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RMA ILDEFRANC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AMARGO NOV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AMARGO VELH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AMPO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EV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AI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ILIUNA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NAZARE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UTH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CARLO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MARTINH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O VICENTE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ILVA TELL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VILA PEDROS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O CARLOS FAIRBANKS, VE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LIBERO ANCONA LOPES, VE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APARECIDA DOS SANTO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AZARE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INHO ALEGRE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ODILIA ALVES ALMEIDA SANTO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NTA RIT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ULO CESAR FONTELLES DE LIM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OSA SABAG ADDA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AIMORE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URUCA II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PROGRESS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SANTA IN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NA LUCIA DE HOLANDA GAMBOA, PROFA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QUE SAO CARLO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QUE VEREDA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TRES PONT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RIA CLARA MACHAD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ARQUE SAO CARLO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TRES PONTE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VILA CURUC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ANTON MAKARENK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CARLOS OLIVALDO DE SOUZA LOPES MUNIZ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CEU EMEI - APPARECIDO DOMINGUES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TRES PONT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A E ARTUR BEGBIE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CARLOS DE ANDRADA E SILV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MANDO CRIDEY RIGHETTI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PISTRANO DE ABREU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PASQUALE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HICO FALCONI, PE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AMA ENTRE RIOS VERDE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PITACIO PESSOA, PRES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UZEBIO ROCHA FILH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ZEQUIEL RAMOS JUNIOR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ERNANDO DE AZEVEDO, PROF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LAVIO AUGUSTO ROSA, PROF.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LLIO TAVARES, DR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FELIPE DA COSTA - HENRICA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ZABEL APARECIDA CRISTOVAO DA LUZ, PROFA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BARTIR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SILVA TELE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AUGUSTO BREVES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AMERICO DE ALMEIDA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BENTO DE ASSIS, PROF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DE ANCHIETA, PE.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ERMIRIO DE MORAIS, SEN.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HONORIO RODRIGU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MARIO PIRES AZANHA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PEDRO LEITE CORDEIRO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FA NICACIO ARAUJO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RANDI GOMES DE ARAUJO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INO DE MATTOS, SEN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S SAIA, ARQ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IMILDA DO SANTISSIMO SACRAMENTO, ME.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SA MORETTI CAMARA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LTON PEREIRA COST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URURES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EUZA AVELINO DA SILVA MEL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EWTON REIS, GEN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ILDO DO AMARAL JUNIOR, PE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ROLIM LOUREIRO, D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ALEIXO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DE FRONTIN, ALM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FUKUYEI YAMAGUCHI FERREIR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DRO TEIXEIR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AIMUNDO CORREI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AUL PILLA</text:p>
          </table:table-cell>
          <table:table-cell office:value-type="string" table:style-name="ce12">
            <text:p>MP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UD MENNUCCI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CENTE AMATO SOBRINHO, COM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RGILIO DE MELLO FRANC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WANDA OVIDIO GONCALVES, PROFA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DARCY RIBEIR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FRANIO PEIXOTO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BERTO MENDES JUNIOR, CAP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DO GIANNINI, ENG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IOMAR BALEEIRO, MIN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LAPENN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ROBERTO ALVES BRAGA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PARECIDA DE LOURDES CARRILHO JARDIM, PROF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LIA RIBEIRO LANDIM, PROF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EMENCIA FERREIRA DA SILV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ALMO AMARAL MACHADO, PROF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ILSON FUNAR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ORACIL DINA BENICIO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I GREENFIELD, PROFA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PITACIO PESSO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AUSTO RIBEIRO DA SILVA FILHO, DR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LOBO DO SOL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RACILIANO RAMOS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HELENA DE PAULA MARIN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.G. DE ARAUJO JORGE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PEDRO JOSE NUNE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DE ALENCAR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AURA DA CONCEICAO PEREIRA QUINTAES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EILA DINIZ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OURO ROS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ZA HELENA DE BARROS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DA CONCEICAO VIEIRA PEREIRA, PROFA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DA LUZ SILVA DE OLIVEIRA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QUITERIA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SA LOPES PINHEIRO, PROFA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VIDIO DECROLY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SANTA RITA I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II, D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SA MARIA DAGO DE RESENDE, PROFA</text:p>
          </table:table-cell>
          <table:table-cell office:value-type="string" table:style-name="ce12">
            <text:p>MP</text:p>
          </table:table-cell>
          <table:table-cell table:style-name="ce13"/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EBASTIANA DE ARRUDA CRUZ OLIVEIRA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EVERINO DO RAMO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ANCREDO NEVES, PRES.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UNIAO DE VILA NOVA I</text:p>
          </table:table-cell>
          <table:table-cell office:value-type="string" table:style-name="ce12">
            <text:p>MP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ALENTINA ANTONINI DA SILVA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YOLANDA BASSI, PROFA.</text:p>
          </table:table-cell>
          <table:table-cell office:value-type="string" table:style-name="ce12">
            <text:p>MP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BGAIL DA ROCHA MORENO, PROF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LASTAIR QUINTAS GONCALVE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MERICO DE SOUZ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NA FLORENCIO ROMA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TONIA MARIA TORRES DA SILV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TONIA MUOTRI LAMBERG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ELSON DOMINGUE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DNA ROSELY ALVES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OTINH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HERCILI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MATARAZZ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POPULAR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TRES MARIA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VERONI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BUSTAMANTE, VER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NOEL DA NOBREGA,PDE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DA GLORIA FREIRE LEMO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O CALDAN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TIAS BONAR GONZALEZ, P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NAZIR MIGUEL, VER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BOTURUSSU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DAS PAINEIRA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ENH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MIR RACHID SALIB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NTA BARBAR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AO LUIZ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CONSTANCI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LIBANES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SALET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SAO FRANCISC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ZILDA ARNS NEUMANN, DR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QUINTA DO SOL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WALTER DE ANDRADE, PROF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ANTONIO CARLOS DA ROCHA, PRO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ROSANGELA RODRIGUES VIEIRA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BRAZ JAIME ROMAN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AULO FREIRE, PROF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NEUSA BASSETTO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19 DE NOVEMBR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BRAO DE MORAES, PROF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EX MARTINS COSTA, PROF, MAESTRO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MADEU AMARAL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ALIA FRANCO BASTO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VIEIRA, PE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THUR ALVIM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THUR AZEVED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SSAD ABDAL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IRU, VISC. D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ECILIA MEIRELE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GARD CAVALHEIR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MILIANO DI CAVALCANTI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ABIO DA SILVA PRADO, DR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IRMINO TIBURCIO DA COST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RANCISCO DE MONT' ALVERNE, FREI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UILHERME DE ALMEID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PEGADO, PRO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, INFANTE D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UMBERTO DE CAMPO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CKSON DE FIGUEIRED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NUARIO MANTELLI NETO, DEP.</text:p>
          </table:table-cell>
          <table:table-cell office:value-type="string" table:style-name="ce12">
            <text:p>PE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ENNY GOMES, DA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FRANZOLIN NETO, PROF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PINHEIRO, PRES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BONIFACI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CARLOS DE FIGUEIREDO FERRAZ, PRE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AREZ TAVORA, MAL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ONOR MENDES DE BARRO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S WASHINGTON VIT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UA, BR. D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CTAVIO MANGABEIR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THELO FRANCO, GEN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ERAFIN MARTINEZ GUTIERREZ, PE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ILVIO FLEMING, MJ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WANNY SALGADO ROCHA, PROF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FREDO DA ROCHA VIANA FILHO - PIXINGUINH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UISIO DE AZEVED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A MARCHIONE SALLES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UGUSTO FROEBEL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SPER LIBER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ZAR ROGERIO OLIVEIRA PERAMEZZA, PRO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RNELIO PIRE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INAH FERNANDES COSTA 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INAH GALVAO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O LAR SIRIO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UTRA, PRES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LDY POLI BIFONE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VARISTO DA VEIG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RNANDO SABIN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OMES CARDIM, INTENDENTE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OULART, ENG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UILHERME RUDG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BIAPABA MARTINS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RENE FAVRET LOPES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SA SILVEIRA LEAL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KERALUX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MENDONCA FALCA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ALOYSIO RODRIGUES CORREA, PROF.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RUBENS PERES FERNANDES, PRO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EONARDO ARROY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CIANO ROBERTO, PROF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UIZ GOMES CARDIM SANGIRARDI, ENG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CIANO VASQUES PEREIRA, PROF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CILIO DIAS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LACERDA DE MOUR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VITORIA DA CUNHA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ALVES DE CARVALHO, DR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GRACIOTTI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Y BUARQUE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X WOLF FILHO, SGT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IGUEL COSTA, GEN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NE DO AMANH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USA CONCEICAO STINCHI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BRASIL BANDECCHI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QUINTINO BOCAIUVA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AFAEL TOBIAS DE AGUIAR, BRIG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BERTO VICTOR CORDEIRO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DRIGO SOARES JUNIOR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UTH GONCALVES CHAVES DE SIQUEIRA, PROFA.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ILVIO ROMERO</text:p>
          </table:table-cell>
          <table:table-cell office:value-type="string" table:style-name="ce12">
            <text:p>PE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AMANDARE, ALM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OMAS ANTONIO GONZAGA</text:p>
          </table:table-cell>
          <table:table-cell office:value-type="string" table:style-name="ce12">
            <text:p>PE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BENEDITO BUEN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ITY JARAGUA IV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LISIO TEIXEIRA LEIT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HOMERO DOMINGUES DA SILVA, VER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COB SALVADOR ZVEIBIL, VER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MIR DAGIR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DAS ORQUIDEA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IPANEM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PANAMERICAN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INCA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ODRIG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TAIPA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LAERCIO CORTE, VER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JOSE VASCONCELOS MANKEL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ENINO JESU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AQUEL ZUMBANO ALTMAN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ECANTO DOS HUMILDE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ENATO ANTONIO CHECCHIA, VER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HANGRI-L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SOLEDAD BARRET VIEDM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PERU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SAO JOA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JAGUAR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ARQUE ANHANGUER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ERA MARMEL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PERU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VILA ATLANTIC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JAGUAR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ARQUE ANHANGUER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ERA MARMEL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ERUS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VILA ATLANTICA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AGUAR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JORGE AMAD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ARQUE ANHANGUER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PERA MARMEL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VILA ATLANTIC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VERA LUCIA APARECIDA RIBEIRO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DO RIBEIRO LUZ, PROF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ICE MEIRELLES REIS, PROF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MADEU MENDES, PROF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IBAL FREIRE, MIN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RODRIGUES DE CAMPOS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ADR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NDIDO PORTINARI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HACARA TURISTIC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ITY JARAGUA IV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ILERMANDO DIAS DOS SANTO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DGARD CARON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LIANE BENUTE LESSA AYRES GONCALVES, PROFESSORA- NANY BENUTE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NZO ANTONIO SILVESTRIN, PROF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RNANI SILVA BRUN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RNESTO DE MORAES LEME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SPIRIDIAO ROSAS, MAL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STACAO JARAGU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UCLIDES CUSTODIO DA SILVEIRA, DES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ERNANDO GRACIOS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ABRIEL PRESTES, PROF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ABRIEL SYLVESTRE TEIXEIRA DE CARVALHO, PROF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GEISEL, GEN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RAYMUNDO DYOTT FONTENELLE, BRIG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IRO DE ALMEIDA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IRO RAMOS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DA CONQUIST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MONTE BEL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FERRAZ DE CAMPOS, PROF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KAUFFMANN , DR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MARIA PINTO DUARTE, TTE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UE DE CASTRO, PROF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LIO DE OLIVEIR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ONEL FRANCA, PE.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EOPOLDINA, IMP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IBERATO BITTENCOURT, GEN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UIZ DAVID SOBRINHO, PROF.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LI DIAS, PROF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KOSEL FILH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LAG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ILENA BENEDICTO, PROF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OISES ELIAS DE SOUZA, TTE.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ONTEIRO LOBAT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PRAD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HILO GONCALVES DOS SANTOS, PROF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AUL POMPEI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ECANTO DOS HUMILDES</text:p>
          </table:table-cell>
          <table:table-cell office:value-type="string" table:style-name="ce12">
            <text:p>PJ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EMO RINALDI NADDEO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ENATO ANTONIO CHECCHIA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GE FERREIRA, DEP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UI BLOEM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ILVIO PORTUGAL, DES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CENTE DE PAULO DALE COUTINHO, GEN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CTOR CIVIT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ANTONIO ALVES VERISSIM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GUIOMAR CABRAL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FONSO SARDINH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ICE FEITOSA, D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A MARIA POPPOVIC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ETA DE BARROS, PROF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MUNHOZ BONILH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RAPOSO TAVARE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MEN DA SILVA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HARBONNEAU, PE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EMENTE SEGUNDO PINHO, PROF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NJ. RESIDENCIAL ELISIO TEIXEIRA LEIT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STRADA DO CORREDOR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STRADA TURISTICA DO JARAGU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UNICE DOS SANTOS, PROF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URIPEDES SIMOES DE PAUL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RNANDO DE AZEVED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GUAR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DA CONQUIST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FELICIDAD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MONTE BELO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EAN PIAGET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PAULO II, PAP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ULIO ALVES PEREIR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EOPOLDINA, D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DAILCE MONTEIRO DA SILVA GOMES, PROF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DO CARMO GODOY RAMOS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JOSE DUPR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THEREZA FUMAGALLI, PROF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ORRO DOCE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YDE GUZZI DE CHIACCHIO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OEMIA IPPOLIT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GA CALIL MENAH, PROF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GA MARIA GERMANO MARTINS DOMINGOS, PROF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LIVEIRA LIMA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ADA DE TAIPAS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RQUE DAS NACOES I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ULO VI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DRO DE TOLEDO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ROLA ELLIS BYINGTON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ECANTO DOS HUMILDES I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ICARDO GONCALVES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ODOLFO TREVISAN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NTOS DUMONT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ARITA CAMARGO, PROFA.</text:p>
          </table:table-cell>
          <table:table-cell office:value-type="string" table:style-name="ce12">
            <text:p>PJ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THAIS MOTTA DE OLIVEIRA E SILVA RODRIGUES, PROFA.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ZELIA GATTAI</text:p>
          </table:table-cell>
          <table:table-cell office:value-type="string" table:style-name="ce12">
            <text:p>PJ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MEI - JARDIM MARIA LUIZA</text:p>
            <text:p><text:s/></text:p>
            <text:p><text:s/>EMEI - JARDIM MARIA LUIZA</text:p>
            <text:p>JARDIM MARIA LUIZA</text:p>
          </table:table-cell>
          <table:table-cell office:value-type="string" table:style-name="ce12">
            <text:p>S 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LA SANTA CATARINA</text:p>
          </table:table-cell>
          <table:table-cell office:value-type="string" table:style-name="ce12">
            <text:p>S 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GELA MARIA FERNANDE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BALNEARIO MAR PAULISTA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OMINGOS RUFINO DE SOUZ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HELENA IRACY JUNQUEI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LUSO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SE SALVADOR JULIANELLI, DEP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DO CARMO PAZOS FERNANDEZ - MADU, PROFA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MARGARIDA RODRIGUES DE OLIVEIRA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O PEQUENO SEAREIRO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ONADYR MARCONDE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LMIRA DOS SANTOS ABRANTE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AUL TABAJARA VIDIGAL LEITAO, VER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UBENS GRANJA, VER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ERNESTIN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IMPERIO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VILA MISSIONARI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LVARENG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CAMINHO DO MAR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AMINHO DO MAR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PAULO GONCALO DOS SANTOS, PROF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ALVARENG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CAMINHO DO MAR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BS</text:p>
          </table:table-cell>
          <table:table-cell office:value-type="string" table:style-name="ce12">
            <text:p>ANNE SULLIVAN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DO DA TOFORI, PE</text:p>
          </table:table-cell>
          <table:table-cell office:value-type="string" table:style-name="ce12">
            <text:p>SA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MELIA RODRIGUES DE OLIVEIRA, PROFA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A MARIA ALVES BENETTI, PROF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ENOR NASCENTES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CARLOS DE ABREU SODRE, DR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NTONIO DE SAMPAIO DORIA, PROF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MANDO ARRUDA PEREI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Y PARREIRAS, ALM.</text:p>
          </table:table-cell>
          <table:table-cell office:value-type="string" table:style-name="ce12">
            <text:p>SA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ERNARDO O HIGGIN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CILDA BECKER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LOGERAS, MIN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AUGUSTO DE QUEIROZ ROCHA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DE ANDRADE RIZZINI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HIQUINHA RODRIGUES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LZA MAIA COSTA FREIRE, PROFA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ABIB CARLOS KYRILLOS, DR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SABEL VIEIRA FERREIRA, PROFA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DE SOUZA FERRAZ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GUALBERTO DO AMARAL CARVALHO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O SUSSUMU HIRATA, DEP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QUIM CANDIDO DE AZEVEDO MARQUES, DES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AERTE RAMOS DE CARVALHO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LILIANE VERZINI SILVA, PROF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NOEL CARLOS DE FIGUEIREDO FERRAZ, DES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LUCIA DOS SANTOS, PROFA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NA VIEIRA DE CARVALHO MESQUIT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O SCHONBERG, PROF.</text:p>
          </table:table-cell>
          <table:table-cell office:value-type="string" table:style-name="ce12">
            <text:p>SA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NELSON PIMENTEL QUEIROZ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EREIRA CARNEIRO, CDE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RESTES MAIA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SYLVIO HECK, ALM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IRADENTES, AL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LINNEU PRESTES, PROF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EXANDRE CORREIA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HANGUE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RTHUR BAPTISTA DA LUZ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YRTON SENNA DA SILV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ORBA GATO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SIMIRO DE ABREU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LSO FERREIRA DA SILVA, PROF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IDADE ADEMAR II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IDADE ADEMAR III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RA CORALIN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RUZ E SOUS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ORINA NOWIL, PROFESSO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RANCISCO MANUEL DA SILVA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GELOIRA DE CAMPO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AMERICANOPOLI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UBIRAJA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AO DE DEUS BUENO DOS REIS, DR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AUDO FERREIRA DE CAMARGO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EONOR MENDES DE BARROS, DA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LOURDES HEREDIA MELLO, PROFA.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CHADO DE ASSI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EUSA MARIA ROSSI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AUL JOVIANO DO AMARAL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SYLVIO DE MAGALHAES FIGUEIREDO, ALM.</text:p>
          </table:table-cell>
          <table:table-cell office:value-type="string" table:style-name="ce12">
            <text:p>SA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ANDA COELHO DE MORAES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RGILIO TAVORA</text:p>
          </table:table-cell>
          <table:table-cell office:value-type="string" table:style-name="ce12">
            <text:p>SA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ITA GARIBALD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NTONIO MERLOTH, PE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ASSMA CURIAT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CELIA PERES SUNHIG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DOMINGUINHO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ELIZABETH SOUZA LOBO GARCI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INEZITA BARROS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ADUTOR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OLONIAL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COLORAD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HELEN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NOVE DE JULH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ODOLFO PIRAN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ROSELY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SANTO ANDR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TIET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VERA CRUZ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ARDIM VILA CARRA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O FRANCISCO DE HARO, VER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JOAO UBALDO RIBEIR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LUIZ GONZAGA DO NASCIMENTO JR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COS MELEGA, VER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APARECIDA NASCIMENTO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MARIA CURS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NTA MADALEN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PARQUE SAO RAFAEL I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ROBERTO GOMES PEDROSA, VER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I DIRET</text:p>
          </table:table-cell>
          <table:table-cell office:value-type="string" table:style-name="ce12">
            <text:p>TEOTONIO VILEL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ALTO ALEGR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ROSA DA CHIN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RUBEM ALVE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SAO MATEU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CEI</text:p>
          </table:table-cell>
          <table:table-cell office:value-type="string" table:style-name="ce12">
            <text:p>SAO RAFAEL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ALTO ALEGRE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CANDIDA DORA PINO PRETINI, PROF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DOMINGOS RUBINO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MARIA LISBOA DA SILVA, PROFA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F</text:p>
          </table:table-cell>
          <table:table-cell office:value-type="string" table:style-name="ce12">
            <text:p>TATIANA BELINKY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ALTO ALEGRE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ERIKA DE SOUZA BRITO MATOS, PROF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ROQUE SPENCER MACIEL DE BARROS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ROSA DA CHIN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EU EMEI</text:p>
          </table:table-cell>
          <table:table-cell office:value-type="string" table:style-name="ce12">
            <text:p>SAO MATEU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CHILLES DE OLIVEIRA RIBEIRO, DES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CLAMAD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LCEU AMOROSO LIMA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MELIA, IMP. D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LINDO CAETANO FILHO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ARMANDO DE SALLES OLIVEIRA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ARTOLOMEU CAMPOS DE QUEIRO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ENEDITO DE JESUS BATISTA LAURINDO - PE BATIST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ENEDITO MONTENEGRO, PROF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BRASILIO MACHADO NET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ARLOS CORREA MASCARO, PROF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IDADE DE OSAK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LAUDIO MANOEL DA COST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COELHO NETO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DIRCE GENESIO DOS SANTOS, PROF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EMILIO RIBA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AZENDA DA JUT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ELICIO PAGLIUSO, PROF.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LORES DA CUNHA, DEP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FORTE DOS REIS MAGO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IUSEPPE TAVOLARO, PROF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GREGORIO WESTRUPP, PE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MELEGA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NRIQUE SOUZA FILHO - HENFIL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HERALDO BARBUY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IVETE VARGAS, DEP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ARDIM DAS LARANJEIRA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AQUIM OSORIO DUQUE ESTRAD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CARLOS NICOLETO - ZITO, PROFESSOR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LINS DO REGO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OSE MARIA WHITAKER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JULIO DE GRAMMONT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IA APARECIDA VILASBOAS, PROF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MARTIN LUTHER KING JR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OLIVAL COST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RQUE BOA ESPERANCA I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AULO DUARTE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PLINIO DE QUEIROZ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IVADAVIA MARQUES JUNIOR, PROF.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DRIGO MELLO FRANCO DE ANDRAD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RODRIGUES DE CARVALHO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AUNAY, VISC. DE</text:p>
          </table:table-cell>
          <table:table-cell office:value-type="string" table:style-name="ce12">
            <text:p>SM</text:p>
          </table:table-cell>
          <table:table-cell office:value-type="float" office:value="-1" table:style-name="ce1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THEREZA MACIEL DE PAULA PROF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LANOVA ARTIGAS, ARQ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NICIUS DE MORAES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VIRGINIA LORISA ZEITOURIAN CAMARGO, PROFA</text:p>
          </table:table-cell>
          <table:table-cell office:value-type="string" table:style-name="ce12">
            <text:p>SM</text:p>
          </table:table-cell>
          <table:table-cell office:value-type="float" office:value="2" table:style-name="ce1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</text:p>
          </table:table-cell>
          <table:table-cell office:value-type="string" table:style-name="ce12">
            <text:p>WLADIMIR DE TOLEDO PIZA,PRE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FM</text:p>
          </table:table-cell>
          <table:table-cell office:value-type="string" table:style-name="ce12">
            <text:p>RUBENS PAIV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DALBERTO PANZAN, DR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DEVALDO DE MORAE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LFREDO VOLP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A DE OLIVEIRA MOTA DE ARAUJO, PROF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NTONIO CARLOS BRASILEIRO DE ALMEIDA JOBIM - TOM JOBIM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PARECIDA CANDIDA DOS SANTOS DE JESUS - DONA CIDIC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ATAULFO ALVES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BENJAMIN CONSTANT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LOS HUMBERTO VOLPON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ARMEM MIRAND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CILIA MEIRELLE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ELIA CAMARGO PENTEADO ELIAS, PROF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HARLES CHAPLIN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HIQUINHA GONZAG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LOVIS BEVILACQU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CONJ. HABITACIONAL SAO FRANCISC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DANTON CASTILHO CABRAL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DER SADER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ELIS REGIN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ELIPE DOLIVEIR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FRANCISCO ADAUTO RODRIGUE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HENRIQUE RICCHETTI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IGUATEMI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DA CONQUISTA I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IMPERADOR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ARDIM PREMIAN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ESUINA NUNES BARBOS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CLEMENTE PEREIR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MAURO DE VASCONCELOS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JOSE VICENTE DA CUNHA, PROF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OEL DE ALVARENGA FREIRE JUNIOR PROF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NOEL FIEL FILH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CECILIA DEZAN ROCHA, PROFA.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A DE LOURDES COUTINHO TORRES, DA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MARIO DE ANDRAD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NINI DUARTE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ORIGENES LESS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AULA CRISTINA RODRIGUES, PROFA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PESTALOZZI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ACHEL MESQUITA DE SALLES OLIVEIR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RUMI OIKAWA, PROFA</text:p>
          </table:table-cell>
          <table:table-cell office:value-type="string" table:style-name="ce12">
            <text:p>SM</text:p>
          </table:table-cell>
          <table:table-cell office:value-type="float" office:value="1" table:style-name="ce1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CENTE DE CARVALHO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MEI</text:p>
          </table:table-cell>
          <table:table-cell office:value-type="string" table:style-name="ce12">
            <text:p>VITAL BRAZIL, DR.</text:p>
          </table:table-cell>
          <table:table-cell office:value-type="string" table:style-name="ce12">
            <text:p>SM</text:p>
          </table:table-cell>
          <table:table-cell office:value-type="float" office:value="0" table:style-name="ce14">
            <text:p>0</text:p>
          </table:table-cell>
          <table:table-cell table:number-columns-repeated="16380"/>
        </table:table-row>
        <table:table-row table:number-rows-repeated="1047091" table:style-name="ro2">
          <table:table-cell table:number-columns-repeated="16384"/>
        </table:table-row>
      </table:table>
      <table:database-ranges>
        <table:database-range table:target-range-address="DIRETOR.A2:DIRETOR.D1747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DIRETOR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GED/DICAR</meta:initial-creator>
    <dc:creator>Administrador</dc:creator>
    <meta:creation-date>2017-08-07T20:22:17Z</meta:creation-date>
    <dc:date>2017-08-14T19:02:17Z</dc:date>
  </office:meta>
</office:document-meta>
</file>